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font-face-decls>
    <style:font-face style:name="Arial" svg:font-family="'Arial'"/>
  </office:font-face-decls>
  <office:automatic-styles>
    <style:style style:name="auto0" style:display-name="auto0" style:family="table-cell">
      <style:paragraph-properties fo:text-align="start"/>
      <style:table-cell-properties style:rotation-angle="45"/>
      <style:text-properties style:font-name="Arial" fo:font-size="9pt" fo:font-weight="bold" fo:font-style="italic"/>
    </style:style>
    <style:style style:name="auto1" style:display-name="auto1" style:family="table-cell">
      <style:text-properties fo:font-weight="bold"/>
    </style:style>
    <style:style style:name="auto2" style:display-name="auto2" style:family="table-cell">
      <style:text-properties fo:font-style="italic"/>
    </style:style>
    <style:style style:name="auto3" style:display-name="auto3" style:family="table-cell">
      <style:paragraph-properties fo:text-align="start"/>
      <style:text-properties/>
    </style:style>
    <style:style style:name="auto4" style:display-name="auto4" style:family="table-cell">
      <style:paragraph-properties fo:text-align="center"/>
      <style:text-properties/>
    </style:style>
    <style:style style:name="auto5" style:display-name="auto5" style:family="table-cell">
      <style:paragraph-properties fo:text-align="end"/>
      <style:text-properties/>
    </style:style>
    <style:style style:name="auto6" style:display-name="auto6" style:family="table-cell">
      <style:text-properties fo:color="#0000ff"/>
    </style:style>
    <style:style style:name="auto7" style:display-name="auto7" style:family="table-cell">
      <style:table-cell-properties fo:background-color="#aaaaff"/>
      <style:text-properties/>
    </style:style>
    <style:style style:name="auto8" style:display-name="auto8" style:family="table-cell">
      <style:table-cell-properties fo:border-top="0.7500pt solid #ff0000" fo:border-left="0.7500pt solid #ff0000"/>
      <style:text-properties/>
    </style:style>
    <style:style style:name="auto9" style:display-name="auto9" style:family="table-cell">
      <style:table-cell-properties fo:border-top="0.7500pt solid #ff0000"/>
      <style:text-properties/>
    </style:style>
    <style:style style:name="auto10" style:display-name="auto10" style:family="table-cell">
      <style:table-cell-properties fo:border-top="0.7500pt solid #ff0000" fo:border-right="0.7500pt solid #ff0000"/>
      <style:text-properties/>
    </style:style>
    <style:style style:name="auto11" style:display-name="auto11" style:family="table-cell">
      <style:table-cell-properties fo:border-left="0.7500pt solid #ff0000"/>
      <style:text-properties/>
    </style:style>
    <style:style style:name="auto12" style:display-name="auto12" style:family="table-cell">
      <style:table-cell-properties fo:border-right="0.7500pt solid #ff0000"/>
      <style:text-properties/>
    </style:style>
    <style:style style:name="auto13" style:display-name="auto13" style:family="table-cell">
      <style:table-cell-properties fo:border-bottom="0.7500pt solid #ff0000" fo:border-left="0.7500pt solid #ff0000"/>
      <style:text-properties/>
    </style:style>
    <style:style style:name="auto14" style:display-name="auto14" style:family="table-cell">
      <style:table-cell-properties fo:border-bottom="0.7500pt solid #ff0000"/>
      <style:text-properties/>
    </style:style>
    <style:style style:name="auto15" style:display-name="auto15" style:family="table-cell">
      <style:table-cell-properties fo:wrap-option="wrap" fo:border-bottom="0.7500pt solid #ff0000" fo:border-right="0.7500pt solid #ff0000"/>
      <style:text-properties/>
    </style:style>
    <style:style style:name="auto16" style:display-name="auto16" style:family="table-row">
      <style:table-row-properties style:row-height="1cm"/>
    </style:style>
    <style:style style:name="auto17" style:display-name="auto17" style:family="table-cell">
      <style:table-cell-properties style:vertical-align="middle"/>
      <style:text-properties/>
    </style:style>
    <style:style style:name="auto18" style:display-name="auto18" style:family="table-row">
      <style:table-row-properties style:row-height="2cm"/>
    </style:style>
    <style:style style:name="auto19" style:display-name="auto19" style:family="table-column">
      <style:table-column-properties style:column-width="4cm"/>
    </style:style>
    <style:style style:name="auto20" style:display-name="auto20" style:family="table-cell" style:data-style-name="auto21">
      <style:text-properties/>
    </style:style>
    <style:style style:name="auto22" style:display-name="auto22" style:family="table-cell" style:data-style-name="auto23">
      <style:text-properties/>
    </style:style>
    <style:style style:name="auto24" style:display-name="auto24" style:family="table-cell" style:data-style-name="auto25">
      <style:text-properties/>
    </style:style>
    <style:style style:name="auto26" style:display-name="auto26" style:family="table-cell" style:data-style-name="auto27">
      <style:text-properties/>
    </style:style>
    <style:style style:name="auto28" style:display-name="auto28" style:family="table-cell" style:data-style-name="auto29">
      <style:text-properties/>
    </style:style>
    <style:style style:name="auto30" style:display-name="auto30" style:family="table-cell" style:data-style-name="auto31">
      <style:text-properties/>
    </style:style>
    <style:style style:name="auto32" style:display-name="auto32" style:family="table-cell" style:data-style-name="auto33">
      <style:text-properties/>
    </style:style>
    <style:style style:name="auto34" style:display-name="auto34" style:family="table-cell" style:data-style-name="auto35">
      <style:text-properties/>
    </style:style>
    <style:style style:name="auto36" style:display-name="auto36" style:family="table-cell" style:data-style-name="auto37">
      <style:text-properties/>
    </style:style>
    <style:style style:name="auto38" style:display-name="auto38" style:family="table-column">
      <style:table-column-properties style:column-width="3cm"/>
    </style:style>
  </office:automatic-styles>
  <office:body>
    <office:spreadsheet>
      <table:table table:name="Formatting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 table:visibility="collapse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table:style-name="auto0" office:value-type="string">
            <text:p>Rotated Arial</text:p>
          </table:table-cell>
          <table:table-cell table:style-name="auto1" office:value-type="string">
            <text:p>Bold only</text:p>
          </table:table-cell>
          <table:table-cell table:style-name="auto2" office:value-type="string">
            <text:p>Italics only</text:p>
          </table:table-cell>
          <table:table-cell table:style-name="auto3" office:value-type="string">
            <text:p>Left adjust</text:p>
          </table:table-cell>
          <table:table-cell table:style-name="auto4" office:value-type="string">
            <text:p>Centered</text:p>
          </table:table-cell>
          <table:table-cell table:style-name="auto5" office:value-type="string">
            <text:p>Right adjust</text:p>
          </table:table-cell>
          <table:table-cell table:style-name="auto6" office:value-type="string">
            <text:p>Blue text</text:p>
          </table:table-cell>
          <table:table-cell table:style-name="auto7" office:value-type="string">
            <text:p>Blue background</text:p>
          </table:table-cell>
          <table:table-cell/>
          <table:table-cell/>
          <table:table-cell office:value-type="string">
            <text:p>Column right of this is hidden</text:p>
          </table:table-cell>
          <table:table-cell office:value-type="string">
            <text:p>I'm hidden!</text:p>
          </table:table-cell>
          <table:table-cell office:value-type="string">
            <text:p>Column left of this is hidde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table:style-name="auto8" office:value-type="string">
            <text:p>Top left corner of red box</text:p>
          </table:table-cell>
          <table:table-cell table:style-name="auto9"/>
          <table:table-cell table:style-name="auto9"/>
          <table:table-cell table:style-name="auto9"/>
          <table:table-cell table:style-name="auto9"/>
          <table:table-cell table:style-name="auto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table:style-name="auto11"/>
          <table:table-cell/>
          <table:table-cell/>
          <table:table-cell/>
          <table:table-cell/>
          <table:table-cell table:style-name="auto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table:style-name="auto13"/>
          <table:table-cell table:style-name="auto14"/>
          <table:table-cell table:style-name="auto14"/>
          <table:table-cell table:style-name="auto14"/>
          <table:table-cell table:style-name="auto14"/>
          <table:table-cell table:style-name="auto15" office:value-type="string">
            <text:p>Bottom right corner of red box with wrapped text as well because the content in here is so long</text:p>
          </table:table-cell>
          <table:table-cell/>
          <table:table-cell/>
          <table:table-cell office:value-type="string">
            <text:p>This is K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This is AB5</text:p>
          </table:table-cell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low here is a row that is hidden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visibility="collapse">
          <table:table-cell office:value-type="string">
            <text:p>I'm hidden!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bove this row is a row that is hidden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auto16">
          <table:table-cell table:style-name="auto17" office:value-type="string">
            <text:p>This row is exactly 1cm in height and text is vertically centered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auto18">
          <table:table-cell table:style-name="auto17" office:value-type="string">
            <text:p>This row is exactly 2cm in height and text is vertically centered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lue for next sheet:</text:p>
          </table:table-cell>
          <table:table-cell office:value-type="float" office:value="123.456">
            <text:p>123.45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calcext:conditional-formats/>
      </table:table>
      <table:database-ranges/>
    </office:spreadsheet>
    <office:spreadsheet>
      <table:table table:name="Formulas">
        <table:table-column table:style-name="auto19"/>
        <table:table-column/>
        <table:table-row>
          <table:table-cell table:style-name="auto1" office:value-type="string">
            <text:p>Imported value:</text:p>
          </table:table-cell>
          <table:table-cell table:formula="of:='Formatting'.B15" calcext:value-type="float"/>
        </table:table-row>
        <table:table-row>
          <table:table-cell table:style-name="auto1" office:value-type="string">
            <text:p>Computed value 1:</text:p>
          </table:table-cell>
          <table:table-cell table:formula="of:=(B1*2/3) + 123 + Pi()" calcext:value-type="float"/>
        </table:table-row>
        <table:table-row>
          <table:table-cell table:style-name="auto1" office:value-type="string">
            <text:p>Computed value 2:</text:p>
          </table:table-cell>
          <table:table-cell table:formula="of:=B2/300" calcext:value-type="float"/>
        </table:table-row>
        <table:table-row>
          <table:table-cell table:style-name="auto1" office:value-type="string">
            <text:p>Rounded with 0 digits:</text:p>
          </table:table-cell>
          <table:table-cell table:style-name="auto20" table:formula="of:=B2" calcext:value-type="float"/>
        </table:table-row>
        <table:table-row>
          <table:table-cell table:style-name="auto1" office:value-type="string">
            <text:p>Rounded with 1 digits:</text:p>
          </table:table-cell>
          <table:table-cell table:style-name="auto22" table:formula="of:=B2" calcext:value-type="float"/>
        </table:table-row>
        <table:table-row>
          <table:table-cell table:style-name="auto1" office:value-type="string">
            <text:p>Rounded with 2 digits:</text:p>
          </table:table-cell>
          <table:table-cell table:style-name="auto24" table:formula="of:=B2" calcext:value-type="float"/>
        </table:table-row>
        <table:table-row>
          <table:table-cell table:style-name="auto1" office:value-type="string">
            <text:p>Rounded with 3 digits:</text:p>
          </table:table-cell>
          <table:table-cell table:style-name="auto26" table:formula="of:=B2" calcext:value-type="float"/>
        </table:table-row>
        <table:table-row>
          <table:table-cell table:style-name="auto1" office:value-type="string">
            <text:p>Rounded with 4 digits:</text:p>
          </table:table-cell>
          <table:table-cell table:style-name="auto28" table:formula="of:=B2" calcext:value-type="float"/>
        </table:table-row>
        <table:table-row>
          <table:table-cell table:style-name="auto1" office:value-type="string">
            <text:p>Rounded with 5 digits:</text:p>
          </table:table-cell>
          <table:table-cell table:style-name="auto30" table:formula="of:=B2" calcext:value-type="float"/>
        </table:table-row>
        <table:table-row>
          <table:table-cell table:style-name="auto1" office:value-type="string">
            <text:p>Percent with 0 digits:</text:p>
          </table:table-cell>
          <table:table-cell table:style-name="auto32" table:formula="of:=B3" calcext:value-type="float"/>
        </table:table-row>
        <table:table-row>
          <table:table-cell table:style-name="auto1" office:value-type="string">
            <text:p>Percent with 1 digits:</text:p>
          </table:table-cell>
          <table:table-cell table:style-name="auto34" table:formula="of:=B3" calcext:value-type="float"/>
        </table:table-row>
        <table:table-row>
          <table:table-cell table:style-name="auto1" office:value-type="string">
            <text:p>Percent with 2 digits:</text:p>
          </table:table-cell>
          <table:table-cell table:style-name="auto36" table:formula="of:=B3" calcext:value-type="float"/>
        </table:table-row>
        <calcext:conditional-formats/>
      </table:table>
      <table:database-ranges/>
    </office:spreadsheet>
    <office:spreadsheet>
      <table:table table:name="Conditional Formatting">
        <table:table-column/>
        <table:table-column table:style-name="auto38"/>
        <table:table-column table:style-name="auto19"/>
        <table:table-row>
          <table:table-cell office:value-type="float" office:value="0">
            <text:p>0</text:p>
          </table:table-cell>
          <table:table-cell office:value-type="string">
            <text:p>Hexvalue 0x00</text:p>
          </table:table-cell>
          <table:table-cell office:value-type="string">
            <text:p>Octvalue 0o000000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Hexvalue 0x01</text:p>
          </table:table-cell>
          <table:table-cell office:value-type="string">
            <text:p>Octvalue 0o00000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Hexvalue 0x02</text:p>
          </table:table-cell>
          <table:table-cell office:value-type="string">
            <text:p>Octvalue 0o000002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Hexvalue 0x03</text:p>
          </table:table-cell>
          <table:table-cell office:value-type="string">
            <text:p>Octvalue 0o000003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Hexvalue 0x04</text:p>
          </table:table-cell>
          <table:table-cell office:value-type="string">
            <text:p>Octvalue 0o000004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Hexvalue 0x05</text:p>
          </table:table-cell>
          <table:table-cell office:value-type="string">
            <text:p>Octvalue 0o000005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Hexvalue 0x06</text:p>
          </table:table-cell>
          <table:table-cell office:value-type="string">
            <text:p>Octvalue 0o000006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Hexvalue 0x07</text:p>
          </table:table-cell>
          <table:table-cell office:value-type="string">
            <text:p>Octvalue 0o000007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Hexvalue 0x08</text:p>
          </table:table-cell>
          <table:table-cell office:value-type="string">
            <text:p>Octvalue 0o000010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Hexvalue 0x09</text:p>
          </table:table-cell>
          <table:table-cell office:value-type="string">
            <text:p>Octvalue 0o000011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Hexvalue 0x0a</text:p>
          </table:table-cell>
          <table:table-cell office:value-type="string">
            <text:p>Octvalue 0o000012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Hexvalue 0x0b</text:p>
          </table:table-cell>
          <table:table-cell office:value-type="string">
            <text:p>Octvalue 0o000013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Hexvalue 0x0c</text:p>
          </table:table-cell>
          <table:table-cell office:value-type="string">
            <text:p>Octvalue 0o000014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Hexvalue 0x0d</text:p>
          </table:table-cell>
          <table:table-cell office:value-type="string">
            <text:p>Octvalue 0o000015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Hexvalue 0x0e</text:p>
          </table:table-cell>
          <table:table-cell office:value-type="string">
            <text:p>Octvalue 0o000016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Hexvalue 0x0f</text:p>
          </table:table-cell>
          <table:table-cell office:value-type="string">
            <text:p>Octvalue 0o000017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Hexvalue 0x10</text:p>
          </table:table-cell>
          <table:table-cell office:value-type="string">
            <text:p>Octvalue 0o000020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Hexvalue 0x11</text:p>
          </table:table-cell>
          <table:table-cell office:value-type="string">
            <text:p>Octvalue 0o000021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Hexvalue 0x12</text:p>
          </table:table-cell>
          <table:table-cell office:value-type="string">
            <text:p>Octvalue 0o000022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Hexvalue 0x13</text:p>
          </table:table-cell>
          <table:table-cell office:value-type="string">
            <text:p>Octvalue 0o000023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Hexvalue 0x14</text:p>
          </table:table-cell>
          <table:table-cell office:value-type="string">
            <text:p>Octvalue 0o000024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Hexvalue 0x15</text:p>
          </table:table-cell>
          <table:table-cell office:value-type="string">
            <text:p>Octvalue 0o000025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Hexvalue 0x16</text:p>
          </table:table-cell>
          <table:table-cell office:value-type="string">
            <text:p>Octvalue 0o000026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Hexvalue 0x17</text:p>
          </table:table-cell>
          <table:table-cell office:value-type="string">
            <text:p>Octvalue 0o000027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Hexvalue 0x18</text:p>
          </table:table-cell>
          <table:table-cell office:value-type="string">
            <text:p>Octvalue 0o000030</text:p>
          </table:table-cell>
        </table:table-row>
        <calcext:conditional-formats>
          <calcext:conditional-format calcext:target-range-address="'Conditional Formatting'.A1:'Conditional Formatting'.A21">
            <calcext:condition calcext:apply-style-name="glbl39" calcext:value="&lt;5" calcext:base-cell-address="'Conditional Formatting'.A1"/>
            <calcext:condition calcext:apply-style-name="glbl40" calcext:value="&lt;10" calcext:base-cell-address="'Conditional Formatting'.A1"/>
            <calcext:condition calcext:apply-style-name="glbl41" calcext:value="&lt;15" calcext:base-cell-address="'Conditional Formatting'.A1"/>
          </calcext:conditional-format>
          <calcext:conditional-format calcext:target-range-address="'Conditional Formatting'.B1:'Conditional Formatting'.C21">
            <calcext:condition calcext:apply-style-name="glbl39" calcext:value="formula-is('Conditional Formatting'.$A1&lt;4)" calcext:base-cell-address="'Conditional Formatting'.B1"/>
            <calcext:condition calcext:apply-style-name="glbl40" calcext:value="formula-is('Conditional Formatting'.$A1&lt;8)" calcext:base-cell-address="'Conditional Formatting'.B1"/>
            <calcext:condition calcext:apply-style-name="glbl41" calcext:value="formula-is('Conditional Formatting'.$A1&lt;16)" calcext:base-cell-address="'Conditional Formatting'.B1"/>
          </calcext:conditional-format>
        </calcext:conditional-formats>
      </table:table>
      <table:database-ranges/>
    </office:spreadsheet>
    <office:spreadsheet>
      <table:table table:name="Simple data entry">
        <table:table-row>
          <table:table-cell office:value-type="string">
            <text:p>Value: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string">
            <text:p>0x00</text:p>
          </table:table-cell>
          <table:table-cell table:formula="of:=B1*4" calcext:value-type="float"/>
        </table:table-row>
        <table:table-row>
          <table:table-cell office:value-type="string">
            <text:p>Value:</text:p>
          </table:table-cell>
          <table:table-cell office:value-type="float" office:value="1">
            <text:p>1</text:p>
          </table:table-cell>
          <table:table-cell office:value-type="float" office:value="3.1415">
            <text:p>3.1415</text:p>
          </table:table-cell>
          <table:table-cell office:value-type="string">
            <text:p>0x01</text:p>
          </table:table-cell>
          <table:table-cell table:formula="of:=B2*4" calcext:value-type="float"/>
        </table:table-row>
        <table:table-row>
          <table:table-cell office:value-type="string">
            <text:p>Value:</text:p>
          </table:table-cell>
          <table:table-cell office:value-type="float" office:value="2">
            <text:p>2</text:p>
          </table:table-cell>
          <table:table-cell office:value-type="float" office:value="6.283">
            <text:p>6.283</text:p>
          </table:table-cell>
          <table:table-cell office:value-type="string">
            <text:p>0x02</text:p>
          </table:table-cell>
          <table:table-cell table:formula="of:=B3*4" calcext:value-type="float"/>
        </table:table-row>
        <table:table-row>
          <table:table-cell office:value-type="string">
            <text:p>Value:</text:p>
          </table:table-cell>
          <table:table-cell office:value-type="float" office:value="3">
            <text:p>3</text:p>
          </table:table-cell>
          <table:table-cell office:value-type="float" office:value="9.4245">
            <text:p>9.4245</text:p>
          </table:table-cell>
          <table:table-cell office:value-type="string">
            <text:p>0x03</text:p>
          </table:table-cell>
          <table:table-cell table:formula="of:=B4*4" calcext:value-type="float"/>
        </table:table-row>
        <table:table-row>
          <table:table-cell office:value-type="string">
            <text:p>Value:</text:p>
          </table:table-cell>
          <table:table-cell office:value-type="float" office:value="4">
            <text:p>4</text:p>
          </table:table-cell>
          <table:table-cell office:value-type="float" office:value="12.566">
            <text:p>12.566</text:p>
          </table:table-cell>
          <table:table-cell office:value-type="string">
            <text:p>0x04</text:p>
          </table:table-cell>
          <table:table-cell table:formula="of:=B5*4" calcext:value-type="float"/>
        </table:table-row>
        <table:table-row>
          <table:table-cell office:value-type="string">
            <text:p>Value:</text:p>
          </table:table-cell>
          <table:table-cell office:value-type="float" office:value="5">
            <text:p>5</text:p>
          </table:table-cell>
          <table:table-cell office:value-type="float" office:value="15.707500000000001">
            <text:p>15.707500000000001</text:p>
          </table:table-cell>
          <table:table-cell office:value-type="string">
            <text:p>0x05</text:p>
          </table:table-cell>
          <table:table-cell table:formula="of:=B6*4" calcext:value-type="float"/>
        </table:table-row>
        <table:table-row>
          <table:table-cell office:value-type="string">
            <text:p>Value:</text:p>
          </table:table-cell>
          <table:table-cell office:value-type="float" office:value="6">
            <text:p>6</text:p>
          </table:table-cell>
          <table:table-cell office:value-type="float" office:value="18.849">
            <text:p>18.849</text:p>
          </table:table-cell>
          <table:table-cell office:value-type="string">
            <text:p>0x06</text:p>
          </table:table-cell>
          <table:table-cell table:formula="of:=B7*4" calcext:value-type="float"/>
        </table:table-row>
        <table:table-row>
          <table:table-cell office:value-type="string">
            <text:p>Value:</text:p>
          </table:table-cell>
          <table:table-cell office:value-type="float" office:value="7">
            <text:p>7</text:p>
          </table:table-cell>
          <table:table-cell office:value-type="float" office:value="21.9905">
            <text:p>21.9905</text:p>
          </table:table-cell>
          <table:table-cell office:value-type="string">
            <text:p>0x07</text:p>
          </table:table-cell>
          <table:table-cell table:formula="of:=B8*4" calcext:value-type="float"/>
        </table:table-row>
        <table:table-row>
          <table:table-cell office:value-type="string">
            <text:p>Value:</text:p>
          </table:table-cell>
          <table:table-cell office:value-type="float" office:value="8">
            <text:p>8</text:p>
          </table:table-cell>
          <table:table-cell office:value-type="float" office:value="25.132">
            <text:p>25.132</text:p>
          </table:table-cell>
          <table:table-cell office:value-type="string">
            <text:p>0x08</text:p>
          </table:table-cell>
          <table:table-cell table:formula="of:=B9*4" calcext:value-type="float"/>
        </table:table-row>
        <table:table-row>
          <table:table-cell office:value-type="string">
            <text:p>Value:</text:p>
          </table:table-cell>
          <table:table-cell office:value-type="float" office:value="9">
            <text:p>9</text:p>
          </table:table-cell>
          <table:table-cell office:value-type="float" office:value="28.273500000000002">
            <text:p>28.273500000000002</text:p>
          </table:table-cell>
          <table:table-cell office:value-type="string">
            <text:p>0x09</text:p>
          </table:table-cell>
          <table:table-cell table:formula="of:=B10*4" calcext:value-type="float"/>
        </table:table-row>
        <calcext:conditional-formats/>
      </table:table>
      <table:database-ranges/>
    </office:spreadsheet>
    <office:spreadsheet>
      <table:table table:name="High-level functions">
        <table:table-row>
          <table:table-cell office:value-type="string">
            <text:p>Value</text:p>
          </table:table-cell>
          <table:table-cell office:value-type="string">
            <text:p>ROUND(x; 1)</text:p>
          </table:table-cell>
          <table:table-cell office:value-type="string">
            <text:p>ROUND_HALF_TO_EVEN(x; 1)</text:p>
          </table:table-cell>
          <table:table-cell office:value-type="string">
            <text:p>Difference</text:p>
          </table:table-cell>
        </table:table-row>
        <table:table-row>
          <table:table-cell office:value-type="float" office:value="-0.6">
            <text:p>-0.6</text:p>
          </table:table-cell>
          <table:table-cell table:formula="of:=ROUND(A2;1)" calcext:value-type="float"/>
          <table:table-cell table:formula="of:=(SIGN(A2)*IF(AND(ISEVEN((ABS(A2))*10^1);MOD((ABS(A2))*10^1;1)&lt;=0.5);ROUNDDOWN(ABS(A2);1);ROUND(ABS(A2);1)))" calcext:value-type="float"/>
          <table:table-cell table:formula="of:=B2-C2" calcext:value-type="float"/>
        </table:table-row>
        <table:table-row>
          <table:table-cell office:value-type="float" office:value="-0.59">
            <text:p>-0.59</text:p>
          </table:table-cell>
          <table:table-cell table:formula="of:=ROUND(A3;1)" calcext:value-type="float"/>
          <table:table-cell table:formula="of:=(SIGN(A3)*IF(AND(ISEVEN((ABS(A3))*10^1);MOD((ABS(A3))*10^1;1)&lt;=0.5);ROUNDDOWN(ABS(A3);1);ROUND(ABS(A3);1)))" calcext:value-type="float"/>
          <table:table-cell table:formula="of:=B3-C3" calcext:value-type="float"/>
        </table:table-row>
        <table:table-row>
          <table:table-cell office:value-type="float" office:value="-0.58">
            <text:p>-0.58</text:p>
          </table:table-cell>
          <table:table-cell table:formula="of:=ROUND(A4;1)" calcext:value-type="float"/>
          <table:table-cell table:formula="of:=(SIGN(A4)*IF(AND(ISEVEN((ABS(A4))*10^1);MOD((ABS(A4))*10^1;1)&lt;=0.5);ROUNDDOWN(ABS(A4);1);ROUND(ABS(A4);1)))" calcext:value-type="float"/>
          <table:table-cell table:formula="of:=B4-C4" calcext:value-type="float"/>
        </table:table-row>
        <table:table-row>
          <table:table-cell office:value-type="float" office:value="-0.57">
            <text:p>-0.57</text:p>
          </table:table-cell>
          <table:table-cell table:formula="of:=ROUND(A5;1)" calcext:value-type="float"/>
          <table:table-cell table:formula="of:=(SIGN(A5)*IF(AND(ISEVEN((ABS(A5))*10^1);MOD((ABS(A5))*10^1;1)&lt;=0.5);ROUNDDOWN(ABS(A5);1);ROUND(ABS(A5);1)))" calcext:value-type="float"/>
          <table:table-cell table:formula="of:=B5-C5" calcext:value-type="float"/>
        </table:table-row>
        <table:table-row>
          <table:table-cell office:value-type="float" office:value="-0.56">
            <text:p>-0.56</text:p>
          </table:table-cell>
          <table:table-cell table:formula="of:=ROUND(A6;1)" calcext:value-type="float"/>
          <table:table-cell table:formula="of:=(SIGN(A6)*IF(AND(ISEVEN((ABS(A6))*10^1);MOD((ABS(A6))*10^1;1)&lt;=0.5);ROUNDDOWN(ABS(A6);1);ROUND(ABS(A6);1)))" calcext:value-type="float"/>
          <table:table-cell table:formula="of:=B6-C6" calcext:value-type="float"/>
        </table:table-row>
        <table:table-row>
          <table:table-cell office:value-type="float" office:value="-0.55">
            <text:p>-0.55</text:p>
          </table:table-cell>
          <table:table-cell table:formula="of:=ROUND(A7;1)" calcext:value-type="float"/>
          <table:table-cell table:formula="of:=(SIGN(A7)*IF(AND(ISEVEN((ABS(A7))*10^1);MOD((ABS(A7))*10^1;1)&lt;=0.5);ROUNDDOWN(ABS(A7);1);ROUND(ABS(A7);1)))" calcext:value-type="float"/>
          <table:table-cell table:formula="of:=B7-C7" calcext:value-type="float"/>
        </table:table-row>
        <table:table-row>
          <table:table-cell office:value-type="float" office:value="-0.54">
            <text:p>-0.54</text:p>
          </table:table-cell>
          <table:table-cell table:formula="of:=ROUND(A8;1)" calcext:value-type="float"/>
          <table:table-cell table:formula="of:=(SIGN(A8)*IF(AND(ISEVEN((ABS(A8))*10^1);MOD((ABS(A8))*10^1;1)&lt;=0.5);ROUNDDOWN(ABS(A8);1);ROUND(ABS(A8);1)))" calcext:value-type="float"/>
          <table:table-cell table:formula="of:=B8-C8" calcext:value-type="float"/>
        </table:table-row>
        <table:table-row>
          <table:table-cell office:value-type="float" office:value="-0.53">
            <text:p>-0.53</text:p>
          </table:table-cell>
          <table:table-cell table:formula="of:=ROUND(A9;1)" calcext:value-type="float"/>
          <table:table-cell table:formula="of:=(SIGN(A9)*IF(AND(ISEVEN((ABS(A9))*10^1);MOD((ABS(A9))*10^1;1)&lt;=0.5);ROUNDDOWN(ABS(A9);1);ROUND(ABS(A9);1)))" calcext:value-type="float"/>
          <table:table-cell table:formula="of:=B9-C9" calcext:value-type="float"/>
        </table:table-row>
        <table:table-row>
          <table:table-cell office:value-type="float" office:value="-0.52">
            <text:p>-0.52</text:p>
          </table:table-cell>
          <table:table-cell table:formula="of:=ROUND(A10;1)" calcext:value-type="float"/>
          <table:table-cell table:formula="of:=(SIGN(A10)*IF(AND(ISEVEN((ABS(A10))*10^1);MOD((ABS(A10))*10^1;1)&lt;=0.5);ROUNDDOWN(ABS(A10);1);ROUND(ABS(A10);1)))" calcext:value-type="float"/>
          <table:table-cell table:formula="of:=B10-C10" calcext:value-type="float"/>
        </table:table-row>
        <table:table-row>
          <table:table-cell office:value-type="float" office:value="-0.51">
            <text:p>-0.51</text:p>
          </table:table-cell>
          <table:table-cell table:formula="of:=ROUND(A11;1)" calcext:value-type="float"/>
          <table:table-cell table:formula="of:=(SIGN(A11)*IF(AND(ISEVEN((ABS(A11))*10^1);MOD((ABS(A11))*10^1;1)&lt;=0.5);ROUNDDOWN(ABS(A11);1);ROUND(ABS(A11);1)))" calcext:value-type="float"/>
          <table:table-cell table:formula="of:=B11-C11" calcext:value-type="float"/>
        </table:table-row>
        <table:table-row>
          <table:table-cell office:value-type="float" office:value="-0.5">
            <text:p>-0.5</text:p>
          </table:table-cell>
          <table:table-cell table:formula="of:=ROUND(A12;1)" calcext:value-type="float"/>
          <table:table-cell table:formula="of:=(SIGN(A12)*IF(AND(ISEVEN((ABS(A12))*10^1);MOD((ABS(A12))*10^1;1)&lt;=0.5);ROUNDDOWN(ABS(A12);1);ROUND(ABS(A12);1)))" calcext:value-type="float"/>
          <table:table-cell table:formula="of:=B12-C12" calcext:value-type="float"/>
        </table:table-row>
        <table:table-row>
          <table:table-cell office:value-type="float" office:value="-0.49">
            <text:p>-0.49</text:p>
          </table:table-cell>
          <table:table-cell table:formula="of:=ROUND(A13;1)" calcext:value-type="float"/>
          <table:table-cell table:formula="of:=(SIGN(A13)*IF(AND(ISEVEN((ABS(A13))*10^1);MOD((ABS(A13))*10^1;1)&lt;=0.5);ROUNDDOWN(ABS(A13);1);ROUND(ABS(A13);1)))" calcext:value-type="float"/>
          <table:table-cell table:formula="of:=B13-C13" calcext:value-type="float"/>
        </table:table-row>
        <table:table-row>
          <table:table-cell office:value-type="float" office:value="-0.48">
            <text:p>-0.48</text:p>
          </table:table-cell>
          <table:table-cell table:formula="of:=ROUND(A14;1)" calcext:value-type="float"/>
          <table:table-cell table:formula="of:=(SIGN(A14)*IF(AND(ISEVEN((ABS(A14))*10^1);MOD((ABS(A14))*10^1;1)&lt;=0.5);ROUNDDOWN(ABS(A14);1);ROUND(ABS(A14);1)))" calcext:value-type="float"/>
          <table:table-cell table:formula="of:=B14-C14" calcext:value-type="float"/>
        </table:table-row>
        <table:table-row>
          <table:table-cell office:value-type="float" office:value="-0.47">
            <text:p>-0.47</text:p>
          </table:table-cell>
          <table:table-cell table:formula="of:=ROUND(A15;1)" calcext:value-type="float"/>
          <table:table-cell table:formula="of:=(SIGN(A15)*IF(AND(ISEVEN((ABS(A15))*10^1);MOD((ABS(A15))*10^1;1)&lt;=0.5);ROUNDDOWN(ABS(A15);1);ROUND(ABS(A15);1)))" calcext:value-type="float"/>
          <table:table-cell table:formula="of:=B15-C15" calcext:value-type="float"/>
        </table:table-row>
        <table:table-row>
          <table:table-cell office:value-type="float" office:value="-0.46">
            <text:p>-0.46</text:p>
          </table:table-cell>
          <table:table-cell table:formula="of:=ROUND(A16;1)" calcext:value-type="float"/>
          <table:table-cell table:formula="of:=(SIGN(A16)*IF(AND(ISEVEN((ABS(A16))*10^1);MOD((ABS(A16))*10^1;1)&lt;=0.5);ROUNDDOWN(ABS(A16);1);ROUND(ABS(A16);1)))" calcext:value-type="float"/>
          <table:table-cell table:formula="of:=B16-C16" calcext:value-type="float"/>
        </table:table-row>
        <table:table-row>
          <table:table-cell office:value-type="float" office:value="-0.45">
            <text:p>-0.45</text:p>
          </table:table-cell>
          <table:table-cell table:formula="of:=ROUND(A17;1)" calcext:value-type="float"/>
          <table:table-cell table:formula="of:=(SIGN(A17)*IF(AND(ISEVEN((ABS(A17))*10^1);MOD((ABS(A17))*10^1;1)&lt;=0.5);ROUNDDOWN(ABS(A17);1);ROUND(ABS(A17);1)))" calcext:value-type="float"/>
          <table:table-cell table:formula="of:=B17-C17" calcext:value-type="float"/>
        </table:table-row>
        <table:table-row>
          <table:table-cell office:value-type="float" office:value="-0.44">
            <text:p>-0.44</text:p>
          </table:table-cell>
          <table:table-cell table:formula="of:=ROUND(A18;1)" calcext:value-type="float"/>
          <table:table-cell table:formula="of:=(SIGN(A18)*IF(AND(ISEVEN((ABS(A18))*10^1);MOD((ABS(A18))*10^1;1)&lt;=0.5);ROUNDDOWN(ABS(A18);1);ROUND(ABS(A18);1)))" calcext:value-type="float"/>
          <table:table-cell table:formula="of:=B18-C18" calcext:value-type="float"/>
        </table:table-row>
        <table:table-row>
          <table:table-cell office:value-type="float" office:value="-0.43">
            <text:p>-0.43</text:p>
          </table:table-cell>
          <table:table-cell table:formula="of:=ROUND(A19;1)" calcext:value-type="float"/>
          <table:table-cell table:formula="of:=(SIGN(A19)*IF(AND(ISEVEN((ABS(A19))*10^1);MOD((ABS(A19))*10^1;1)&lt;=0.5);ROUNDDOWN(ABS(A19);1);ROUND(ABS(A19);1)))" calcext:value-type="float"/>
          <table:table-cell table:formula="of:=B19-C19" calcext:value-type="float"/>
        </table:table-row>
        <table:table-row>
          <table:table-cell office:value-type="float" office:value="-0.42">
            <text:p>-0.42</text:p>
          </table:table-cell>
          <table:table-cell table:formula="of:=ROUND(A20;1)" calcext:value-type="float"/>
          <table:table-cell table:formula="of:=(SIGN(A20)*IF(AND(ISEVEN((ABS(A20))*10^1);MOD((ABS(A20))*10^1;1)&lt;=0.5);ROUNDDOWN(ABS(A20);1);ROUND(ABS(A20);1)))" calcext:value-type="float"/>
          <table:table-cell table:formula="of:=B20-C20" calcext:value-type="float"/>
        </table:table-row>
        <table:table-row>
          <table:table-cell office:value-type="float" office:value="-0.41">
            <text:p>-0.41</text:p>
          </table:table-cell>
          <table:table-cell table:formula="of:=ROUND(A21;1)" calcext:value-type="float"/>
          <table:table-cell table:formula="of:=(SIGN(A21)*IF(AND(ISEVEN((ABS(A21))*10^1);MOD((ABS(A21))*10^1;1)&lt;=0.5);ROUNDDOWN(ABS(A21);1);ROUND(ABS(A21);1)))" calcext:value-type="float"/>
          <table:table-cell table:formula="of:=B21-C21" calcext:value-type="float"/>
        </table:table-row>
        <table:table-row>
          <table:table-cell office:value-type="float" office:value="-0.4">
            <text:p>-0.4</text:p>
          </table:table-cell>
          <table:table-cell table:formula="of:=ROUND(A22;1)" calcext:value-type="float"/>
          <table:table-cell table:formula="of:=(SIGN(A22)*IF(AND(ISEVEN((ABS(A22))*10^1);MOD((ABS(A22))*10^1;1)&lt;=0.5);ROUNDDOWN(ABS(A22);1);ROUND(ABS(A22);1)))" calcext:value-type="float"/>
          <table:table-cell table:formula="of:=B22-C22" calcext:value-type="float"/>
        </table:table-row>
        <table:table-row>
          <table:table-cell office:value-type="float" office:value="-0.39">
            <text:p>-0.39</text:p>
          </table:table-cell>
          <table:table-cell table:formula="of:=ROUND(A23;1)" calcext:value-type="float"/>
          <table:table-cell table:formula="of:=(SIGN(A23)*IF(AND(ISEVEN((ABS(A23))*10^1);MOD((ABS(A23))*10^1;1)&lt;=0.5);ROUNDDOWN(ABS(A23);1);ROUND(ABS(A23);1)))" calcext:value-type="float"/>
          <table:table-cell table:formula="of:=B23-C23" calcext:value-type="float"/>
        </table:table-row>
        <table:table-row>
          <table:table-cell office:value-type="float" office:value="-0.38">
            <text:p>-0.38</text:p>
          </table:table-cell>
          <table:table-cell table:formula="of:=ROUND(A24;1)" calcext:value-type="float"/>
          <table:table-cell table:formula="of:=(SIGN(A24)*IF(AND(ISEVEN((ABS(A24))*10^1);MOD((ABS(A24))*10^1;1)&lt;=0.5);ROUNDDOWN(ABS(A24);1);ROUND(ABS(A24);1)))" calcext:value-type="float"/>
          <table:table-cell table:formula="of:=B24-C24" calcext:value-type="float"/>
        </table:table-row>
        <table:table-row>
          <table:table-cell office:value-type="float" office:value="-0.37">
            <text:p>-0.37</text:p>
          </table:table-cell>
          <table:table-cell table:formula="of:=ROUND(A25;1)" calcext:value-type="float"/>
          <table:table-cell table:formula="of:=(SIGN(A25)*IF(AND(ISEVEN((ABS(A25))*10^1);MOD((ABS(A25))*10^1;1)&lt;=0.5);ROUNDDOWN(ABS(A25);1);ROUND(ABS(A25);1)))" calcext:value-type="float"/>
          <table:table-cell table:formula="of:=B25-C25" calcext:value-type="float"/>
        </table:table-row>
        <table:table-row>
          <table:table-cell office:value-type="float" office:value="-0.36">
            <text:p>-0.36</text:p>
          </table:table-cell>
          <table:table-cell table:formula="of:=ROUND(A26;1)" calcext:value-type="float"/>
          <table:table-cell table:formula="of:=(SIGN(A26)*IF(AND(ISEVEN((ABS(A26))*10^1);MOD((ABS(A26))*10^1;1)&lt;=0.5);ROUNDDOWN(ABS(A26);1);ROUND(ABS(A26);1)))" calcext:value-type="float"/>
          <table:table-cell table:formula="of:=B26-C26" calcext:value-type="float"/>
        </table:table-row>
        <table:table-row>
          <table:table-cell office:value-type="float" office:value="-0.35">
            <text:p>-0.35</text:p>
          </table:table-cell>
          <table:table-cell table:formula="of:=ROUND(A27;1)" calcext:value-type="float"/>
          <table:table-cell table:formula="of:=(SIGN(A27)*IF(AND(ISEVEN((ABS(A27))*10^1);MOD((ABS(A27))*10^1;1)&lt;=0.5);ROUNDDOWN(ABS(A27);1);ROUND(ABS(A27);1)))" calcext:value-type="float"/>
          <table:table-cell table:formula="of:=B27-C27" calcext:value-type="float"/>
        </table:table-row>
        <table:table-row>
          <table:table-cell office:value-type="float" office:value="-0.34">
            <text:p>-0.34</text:p>
          </table:table-cell>
          <table:table-cell table:formula="of:=ROUND(A28;1)" calcext:value-type="float"/>
          <table:table-cell table:formula="of:=(SIGN(A28)*IF(AND(ISEVEN((ABS(A28))*10^1);MOD((ABS(A28))*10^1;1)&lt;=0.5);ROUNDDOWN(ABS(A28);1);ROUND(ABS(A28);1)))" calcext:value-type="float"/>
          <table:table-cell table:formula="of:=B28-C28" calcext:value-type="float"/>
        </table:table-row>
        <table:table-row>
          <table:table-cell office:value-type="float" office:value="-0.33">
            <text:p>-0.33</text:p>
          </table:table-cell>
          <table:table-cell table:formula="of:=ROUND(A29;1)" calcext:value-type="float"/>
          <table:table-cell table:formula="of:=(SIGN(A29)*IF(AND(ISEVEN((ABS(A29))*10^1);MOD((ABS(A29))*10^1;1)&lt;=0.5);ROUNDDOWN(ABS(A29);1);ROUND(ABS(A29);1)))" calcext:value-type="float"/>
          <table:table-cell table:formula="of:=B29-C29" calcext:value-type="float"/>
        </table:table-row>
        <table:table-row>
          <table:table-cell office:value-type="float" office:value="-0.32">
            <text:p>-0.32</text:p>
          </table:table-cell>
          <table:table-cell table:formula="of:=ROUND(A30;1)" calcext:value-type="float"/>
          <table:table-cell table:formula="of:=(SIGN(A30)*IF(AND(ISEVEN((ABS(A30))*10^1);MOD((ABS(A30))*10^1;1)&lt;=0.5);ROUNDDOWN(ABS(A30);1);ROUND(ABS(A30);1)))" calcext:value-type="float"/>
          <table:table-cell table:formula="of:=B30-C30" calcext:value-type="float"/>
        </table:table-row>
        <table:table-row>
          <table:table-cell office:value-type="float" office:value="-0.31">
            <text:p>-0.31</text:p>
          </table:table-cell>
          <table:table-cell table:formula="of:=ROUND(A31;1)" calcext:value-type="float"/>
          <table:table-cell table:formula="of:=(SIGN(A31)*IF(AND(ISEVEN((ABS(A31))*10^1);MOD((ABS(A31))*10^1;1)&lt;=0.5);ROUNDDOWN(ABS(A31);1);ROUND(ABS(A31);1)))" calcext:value-type="float"/>
          <table:table-cell table:formula="of:=B31-C31" calcext:value-type="float"/>
        </table:table-row>
        <table:table-row>
          <table:table-cell office:value-type="float" office:value="-0.3">
            <text:p>-0.3</text:p>
          </table:table-cell>
          <table:table-cell table:formula="of:=ROUND(A32;1)" calcext:value-type="float"/>
          <table:table-cell table:formula="of:=(SIGN(A32)*IF(AND(ISEVEN((ABS(A32))*10^1);MOD((ABS(A32))*10^1;1)&lt;=0.5);ROUNDDOWN(ABS(A32);1);ROUND(ABS(A32);1)))" calcext:value-type="float"/>
          <table:table-cell table:formula="of:=B32-C32" calcext:value-type="float"/>
        </table:table-row>
        <table:table-row>
          <table:table-cell office:value-type="float" office:value="-0.29">
            <text:p>-0.29</text:p>
          </table:table-cell>
          <table:table-cell table:formula="of:=ROUND(A33;1)" calcext:value-type="float"/>
          <table:table-cell table:formula="of:=(SIGN(A33)*IF(AND(ISEVEN((ABS(A33))*10^1);MOD((ABS(A33))*10^1;1)&lt;=0.5);ROUNDDOWN(ABS(A33);1);ROUND(ABS(A33);1)))" calcext:value-type="float"/>
          <table:table-cell table:formula="of:=B33-C33" calcext:value-type="float"/>
        </table:table-row>
        <table:table-row>
          <table:table-cell office:value-type="float" office:value="-0.28">
            <text:p>-0.28</text:p>
          </table:table-cell>
          <table:table-cell table:formula="of:=ROUND(A34;1)" calcext:value-type="float"/>
          <table:table-cell table:formula="of:=(SIGN(A34)*IF(AND(ISEVEN((ABS(A34))*10^1);MOD((ABS(A34))*10^1;1)&lt;=0.5);ROUNDDOWN(ABS(A34);1);ROUND(ABS(A34);1)))" calcext:value-type="float"/>
          <table:table-cell table:formula="of:=B34-C34" calcext:value-type="float"/>
        </table:table-row>
        <table:table-row>
          <table:table-cell office:value-type="float" office:value="-0.27">
            <text:p>-0.27</text:p>
          </table:table-cell>
          <table:table-cell table:formula="of:=ROUND(A35;1)" calcext:value-type="float"/>
          <table:table-cell table:formula="of:=(SIGN(A35)*IF(AND(ISEVEN((ABS(A35))*10^1);MOD((ABS(A35))*10^1;1)&lt;=0.5);ROUNDDOWN(ABS(A35);1);ROUND(ABS(A35);1)))" calcext:value-type="float"/>
          <table:table-cell table:formula="of:=B35-C35" calcext:value-type="float"/>
        </table:table-row>
        <table:table-row>
          <table:table-cell office:value-type="float" office:value="-0.26">
            <text:p>-0.26</text:p>
          </table:table-cell>
          <table:table-cell table:formula="of:=ROUND(A36;1)" calcext:value-type="float"/>
          <table:table-cell table:formula="of:=(SIGN(A36)*IF(AND(ISEVEN((ABS(A36))*10^1);MOD((ABS(A36))*10^1;1)&lt;=0.5);ROUNDDOWN(ABS(A36);1);ROUND(ABS(A36);1)))" calcext:value-type="float"/>
          <table:table-cell table:formula="of:=B36-C36" calcext:value-type="float"/>
        </table:table-row>
        <table:table-row>
          <table:table-cell office:value-type="float" office:value="-0.25">
            <text:p>-0.25</text:p>
          </table:table-cell>
          <table:table-cell table:formula="of:=ROUND(A37;1)" calcext:value-type="float"/>
          <table:table-cell table:formula="of:=(SIGN(A37)*IF(AND(ISEVEN((ABS(A37))*10^1);MOD((ABS(A37))*10^1;1)&lt;=0.5);ROUNDDOWN(ABS(A37);1);ROUND(ABS(A37);1)))" calcext:value-type="float"/>
          <table:table-cell table:formula="of:=B37-C37" calcext:value-type="float"/>
        </table:table-row>
        <table:table-row>
          <table:table-cell office:value-type="float" office:value="-0.24">
            <text:p>-0.24</text:p>
          </table:table-cell>
          <table:table-cell table:formula="of:=ROUND(A38;1)" calcext:value-type="float"/>
          <table:table-cell table:formula="of:=(SIGN(A38)*IF(AND(ISEVEN((ABS(A38))*10^1);MOD((ABS(A38))*10^1;1)&lt;=0.5);ROUNDDOWN(ABS(A38);1);ROUND(ABS(A38);1)))" calcext:value-type="float"/>
          <table:table-cell table:formula="of:=B38-C38" calcext:value-type="float"/>
        </table:table-row>
        <table:table-row>
          <table:table-cell office:value-type="float" office:value="-0.23">
            <text:p>-0.23</text:p>
          </table:table-cell>
          <table:table-cell table:formula="of:=ROUND(A39;1)" calcext:value-type="float"/>
          <table:table-cell table:formula="of:=(SIGN(A39)*IF(AND(ISEVEN((ABS(A39))*10^1);MOD((ABS(A39))*10^1;1)&lt;=0.5);ROUNDDOWN(ABS(A39);1);ROUND(ABS(A39);1)))" calcext:value-type="float"/>
          <table:table-cell table:formula="of:=B39-C39" calcext:value-type="float"/>
        </table:table-row>
        <table:table-row>
          <table:table-cell office:value-type="float" office:value="-0.22">
            <text:p>-0.22</text:p>
          </table:table-cell>
          <table:table-cell table:formula="of:=ROUND(A40;1)" calcext:value-type="float"/>
          <table:table-cell table:formula="of:=(SIGN(A40)*IF(AND(ISEVEN((ABS(A40))*10^1);MOD((ABS(A40))*10^1;1)&lt;=0.5);ROUNDDOWN(ABS(A40);1);ROUND(ABS(A40);1)))" calcext:value-type="float"/>
          <table:table-cell table:formula="of:=B40-C40" calcext:value-type="float"/>
        </table:table-row>
        <table:table-row>
          <table:table-cell office:value-type="float" office:value="-0.21">
            <text:p>-0.21</text:p>
          </table:table-cell>
          <table:table-cell table:formula="of:=ROUND(A41;1)" calcext:value-type="float"/>
          <table:table-cell table:formula="of:=(SIGN(A41)*IF(AND(ISEVEN((ABS(A41))*10^1);MOD((ABS(A41))*10^1;1)&lt;=0.5);ROUNDDOWN(ABS(A41);1);ROUND(ABS(A41);1)))" calcext:value-type="float"/>
          <table:table-cell table:formula="of:=B41-C41" calcext:value-type="float"/>
        </table:table-row>
        <table:table-row>
          <table:table-cell office:value-type="float" office:value="-0.2">
            <text:p>-0.2</text:p>
          </table:table-cell>
          <table:table-cell table:formula="of:=ROUND(A42;1)" calcext:value-type="float"/>
          <table:table-cell table:formula="of:=(SIGN(A42)*IF(AND(ISEVEN((ABS(A42))*10^1);MOD((ABS(A42))*10^1;1)&lt;=0.5);ROUNDDOWN(ABS(A42);1);ROUND(ABS(A42);1)))" calcext:value-type="float"/>
          <table:table-cell table:formula="of:=B42-C42" calcext:value-type="float"/>
        </table:table-row>
        <table:table-row>
          <table:table-cell office:value-type="float" office:value="-0.19">
            <text:p>-0.19</text:p>
          </table:table-cell>
          <table:table-cell table:formula="of:=ROUND(A43;1)" calcext:value-type="float"/>
          <table:table-cell table:formula="of:=(SIGN(A43)*IF(AND(ISEVEN((ABS(A43))*10^1);MOD((ABS(A43))*10^1;1)&lt;=0.5);ROUNDDOWN(ABS(A43);1);ROUND(ABS(A43);1)))" calcext:value-type="float"/>
          <table:table-cell table:formula="of:=B43-C43" calcext:value-type="float"/>
        </table:table-row>
        <table:table-row>
          <table:table-cell office:value-type="float" office:value="-0.18">
            <text:p>-0.18</text:p>
          </table:table-cell>
          <table:table-cell table:formula="of:=ROUND(A44;1)" calcext:value-type="float"/>
          <table:table-cell table:formula="of:=(SIGN(A44)*IF(AND(ISEVEN((ABS(A44))*10^1);MOD((ABS(A44))*10^1;1)&lt;=0.5);ROUNDDOWN(ABS(A44);1);ROUND(ABS(A44);1)))" calcext:value-type="float"/>
          <table:table-cell table:formula="of:=B44-C44" calcext:value-type="float"/>
        </table:table-row>
        <table:table-row>
          <table:table-cell office:value-type="float" office:value="-0.17">
            <text:p>-0.17</text:p>
          </table:table-cell>
          <table:table-cell table:formula="of:=ROUND(A45;1)" calcext:value-type="float"/>
          <table:table-cell table:formula="of:=(SIGN(A45)*IF(AND(ISEVEN((ABS(A45))*10^1);MOD((ABS(A45))*10^1;1)&lt;=0.5);ROUNDDOWN(ABS(A45);1);ROUND(ABS(A45);1)))" calcext:value-type="float"/>
          <table:table-cell table:formula="of:=B45-C45" calcext:value-type="float"/>
        </table:table-row>
        <table:table-row>
          <table:table-cell office:value-type="float" office:value="-0.16">
            <text:p>-0.16</text:p>
          </table:table-cell>
          <table:table-cell table:formula="of:=ROUND(A46;1)" calcext:value-type="float"/>
          <table:table-cell table:formula="of:=(SIGN(A46)*IF(AND(ISEVEN((ABS(A46))*10^1);MOD((ABS(A46))*10^1;1)&lt;=0.5);ROUNDDOWN(ABS(A46);1);ROUND(ABS(A46);1)))" calcext:value-type="float"/>
          <table:table-cell table:formula="of:=B46-C46" calcext:value-type="float"/>
        </table:table-row>
        <table:table-row>
          <table:table-cell office:value-type="float" office:value="-0.15">
            <text:p>-0.15</text:p>
          </table:table-cell>
          <table:table-cell table:formula="of:=ROUND(A47;1)" calcext:value-type="float"/>
          <table:table-cell table:formula="of:=(SIGN(A47)*IF(AND(ISEVEN((ABS(A47))*10^1);MOD((ABS(A47))*10^1;1)&lt;=0.5);ROUNDDOWN(ABS(A47);1);ROUND(ABS(A47);1)))" calcext:value-type="float"/>
          <table:table-cell table:formula="of:=B47-C47" calcext:value-type="float"/>
        </table:table-row>
        <table:table-row>
          <table:table-cell office:value-type="float" office:value="-0.14">
            <text:p>-0.14</text:p>
          </table:table-cell>
          <table:table-cell table:formula="of:=ROUND(A48;1)" calcext:value-type="float"/>
          <table:table-cell table:formula="of:=(SIGN(A48)*IF(AND(ISEVEN((ABS(A48))*10^1);MOD((ABS(A48))*10^1;1)&lt;=0.5);ROUNDDOWN(ABS(A48);1);ROUND(ABS(A48);1)))" calcext:value-type="float"/>
          <table:table-cell table:formula="of:=B48-C48" calcext:value-type="float"/>
        </table:table-row>
        <table:table-row>
          <table:table-cell office:value-type="float" office:value="-0.13">
            <text:p>-0.13</text:p>
          </table:table-cell>
          <table:table-cell table:formula="of:=ROUND(A49;1)" calcext:value-type="float"/>
          <table:table-cell table:formula="of:=(SIGN(A49)*IF(AND(ISEVEN((ABS(A49))*10^1);MOD((ABS(A49))*10^1;1)&lt;=0.5);ROUNDDOWN(ABS(A49);1);ROUND(ABS(A49);1)))" calcext:value-type="float"/>
          <table:table-cell table:formula="of:=B49-C49" calcext:value-type="float"/>
        </table:table-row>
        <table:table-row>
          <table:table-cell office:value-type="float" office:value="-0.12">
            <text:p>-0.12</text:p>
          </table:table-cell>
          <table:table-cell table:formula="of:=ROUND(A50;1)" calcext:value-type="float"/>
          <table:table-cell table:formula="of:=(SIGN(A50)*IF(AND(ISEVEN((ABS(A50))*10^1);MOD((ABS(A50))*10^1;1)&lt;=0.5);ROUNDDOWN(ABS(A50);1);ROUND(ABS(A50);1)))" calcext:value-type="float"/>
          <table:table-cell table:formula="of:=B50-C50" calcext:value-type="float"/>
        </table:table-row>
        <table:table-row>
          <table:table-cell office:value-type="float" office:value="-0.11">
            <text:p>-0.11</text:p>
          </table:table-cell>
          <table:table-cell table:formula="of:=ROUND(A51;1)" calcext:value-type="float"/>
          <table:table-cell table:formula="of:=(SIGN(A51)*IF(AND(ISEVEN((ABS(A51))*10^1);MOD((ABS(A51))*10^1;1)&lt;=0.5);ROUNDDOWN(ABS(A51);1);ROUND(ABS(A51);1)))" calcext:value-type="float"/>
          <table:table-cell table:formula="of:=B51-C51" calcext:value-type="float"/>
        </table:table-row>
        <table:table-row>
          <table:table-cell office:value-type="float" office:value="-0.1">
            <text:p>-0.1</text:p>
          </table:table-cell>
          <table:table-cell table:formula="of:=ROUND(A52;1)" calcext:value-type="float"/>
          <table:table-cell table:formula="of:=(SIGN(A52)*IF(AND(ISEVEN((ABS(A52))*10^1);MOD((ABS(A52))*10^1;1)&lt;=0.5);ROUNDDOWN(ABS(A52);1);ROUND(ABS(A52);1)))" calcext:value-type="float"/>
          <table:table-cell table:formula="of:=B52-C52" calcext:value-type="float"/>
        </table:table-row>
        <table:table-row>
          <table:table-cell office:value-type="float" office:value="-0.09">
            <text:p>-0.09</text:p>
          </table:table-cell>
          <table:table-cell table:formula="of:=ROUND(A53;1)" calcext:value-type="float"/>
          <table:table-cell table:formula="of:=(SIGN(A53)*IF(AND(ISEVEN((ABS(A53))*10^1);MOD((ABS(A53))*10^1;1)&lt;=0.5);ROUNDDOWN(ABS(A53);1);ROUND(ABS(A53);1)))" calcext:value-type="float"/>
          <table:table-cell table:formula="of:=B53-C53" calcext:value-type="float"/>
        </table:table-row>
        <table:table-row>
          <table:table-cell office:value-type="float" office:value="-0.08">
            <text:p>-0.08</text:p>
          </table:table-cell>
          <table:table-cell table:formula="of:=ROUND(A54;1)" calcext:value-type="float"/>
          <table:table-cell table:formula="of:=(SIGN(A54)*IF(AND(ISEVEN((ABS(A54))*10^1);MOD((ABS(A54))*10^1;1)&lt;=0.5);ROUNDDOWN(ABS(A54);1);ROUND(ABS(A54);1)))" calcext:value-type="float"/>
          <table:table-cell table:formula="of:=B54-C54" calcext:value-type="float"/>
        </table:table-row>
        <table:table-row>
          <table:table-cell office:value-type="float" office:value="-0.07">
            <text:p>-0.07</text:p>
          </table:table-cell>
          <table:table-cell table:formula="of:=ROUND(A55;1)" calcext:value-type="float"/>
          <table:table-cell table:formula="of:=(SIGN(A55)*IF(AND(ISEVEN((ABS(A55))*10^1);MOD((ABS(A55))*10^1;1)&lt;=0.5);ROUNDDOWN(ABS(A55);1);ROUND(ABS(A55);1)))" calcext:value-type="float"/>
          <table:table-cell table:formula="of:=B55-C55" calcext:value-type="float"/>
        </table:table-row>
        <table:table-row>
          <table:table-cell office:value-type="float" office:value="-0.06">
            <text:p>-0.06</text:p>
          </table:table-cell>
          <table:table-cell table:formula="of:=ROUND(A56;1)" calcext:value-type="float"/>
          <table:table-cell table:formula="of:=(SIGN(A56)*IF(AND(ISEVEN((ABS(A56))*10^1);MOD((ABS(A56))*10^1;1)&lt;=0.5);ROUNDDOWN(ABS(A56);1);ROUND(ABS(A56);1)))" calcext:value-type="float"/>
          <table:table-cell table:formula="of:=B56-C56" calcext:value-type="float"/>
        </table:table-row>
        <table:table-row>
          <table:table-cell office:value-type="float" office:value="-0.05">
            <text:p>-0.05</text:p>
          </table:table-cell>
          <table:table-cell table:formula="of:=ROUND(A57;1)" calcext:value-type="float"/>
          <table:table-cell table:formula="of:=(SIGN(A57)*IF(AND(ISEVEN((ABS(A57))*10^1);MOD((ABS(A57))*10^1;1)&lt;=0.5);ROUNDDOWN(ABS(A57);1);ROUND(ABS(A57);1)))" calcext:value-type="float"/>
          <table:table-cell table:formula="of:=B57-C57" calcext:value-type="float"/>
        </table:table-row>
        <table:table-row>
          <table:table-cell office:value-type="float" office:value="-0.04">
            <text:p>-0.04</text:p>
          </table:table-cell>
          <table:table-cell table:formula="of:=ROUND(A58;1)" calcext:value-type="float"/>
          <table:table-cell table:formula="of:=(SIGN(A58)*IF(AND(ISEVEN((ABS(A58))*10^1);MOD((ABS(A58))*10^1;1)&lt;=0.5);ROUNDDOWN(ABS(A58);1);ROUND(ABS(A58);1)))" calcext:value-type="float"/>
          <table:table-cell table:formula="of:=B58-C58" calcext:value-type="float"/>
        </table:table-row>
        <table:table-row>
          <table:table-cell office:value-type="float" office:value="-0.03">
            <text:p>-0.03</text:p>
          </table:table-cell>
          <table:table-cell table:formula="of:=ROUND(A59;1)" calcext:value-type="float"/>
          <table:table-cell table:formula="of:=(SIGN(A59)*IF(AND(ISEVEN((ABS(A59))*10^1);MOD((ABS(A59))*10^1;1)&lt;=0.5);ROUNDDOWN(ABS(A59);1);ROUND(ABS(A59);1)))" calcext:value-type="float"/>
          <table:table-cell table:formula="of:=B59-C59" calcext:value-type="float"/>
        </table:table-row>
        <table:table-row>
          <table:table-cell office:value-type="float" office:value="-0.02">
            <text:p>-0.02</text:p>
          </table:table-cell>
          <table:table-cell table:formula="of:=ROUND(A60;1)" calcext:value-type="float"/>
          <table:table-cell table:formula="of:=(SIGN(A60)*IF(AND(ISEVEN((ABS(A60))*10^1);MOD((ABS(A60))*10^1;1)&lt;=0.5);ROUNDDOWN(ABS(A60);1);ROUND(ABS(A60);1)))" calcext:value-type="float"/>
          <table:table-cell table:formula="of:=B60-C60" calcext:value-type="float"/>
        </table:table-row>
        <table:table-row>
          <table:table-cell office:value-type="float" office:value="-0.01">
            <text:p>-0.01</text:p>
          </table:table-cell>
          <table:table-cell table:formula="of:=ROUND(A61;1)" calcext:value-type="float"/>
          <table:table-cell table:formula="of:=(SIGN(A61)*IF(AND(ISEVEN((ABS(A61))*10^1);MOD((ABS(A61))*10^1;1)&lt;=0.5);ROUNDDOWN(ABS(A61);1);ROUND(ABS(A61);1)))" calcext:value-type="float"/>
          <table:table-cell table:formula="of:=B61-C61" calcext:value-type="float"/>
        </table:table-row>
        <table:table-row>
          <table:table-cell office:value-type="float" office:value="0.0">
            <text:p>0.0</text:p>
          </table:table-cell>
          <table:table-cell table:formula="of:=ROUND(A62;1)" calcext:value-type="float"/>
          <table:table-cell table:formula="of:=(SIGN(A62)*IF(AND(ISEVEN((ABS(A62))*10^1);MOD((ABS(A62))*10^1;1)&lt;=0.5);ROUNDDOWN(ABS(A62);1);ROUND(ABS(A62);1)))" calcext:value-type="float"/>
          <table:table-cell table:formula="of:=B62-C62" calcext:value-type="float"/>
        </table:table-row>
        <table:table-row>
          <table:table-cell office:value-type="float" office:value="0.01">
            <text:p>0.01</text:p>
          </table:table-cell>
          <table:table-cell table:formula="of:=ROUND(A63;1)" calcext:value-type="float"/>
          <table:table-cell table:formula="of:=(SIGN(A63)*IF(AND(ISEVEN((ABS(A63))*10^1);MOD((ABS(A63))*10^1;1)&lt;=0.5);ROUNDDOWN(ABS(A63);1);ROUND(ABS(A63);1)))" calcext:value-type="float"/>
          <table:table-cell table:formula="of:=B63-C63" calcext:value-type="float"/>
        </table:table-row>
        <table:table-row>
          <table:table-cell office:value-type="float" office:value="0.02">
            <text:p>0.02</text:p>
          </table:table-cell>
          <table:table-cell table:formula="of:=ROUND(A64;1)" calcext:value-type="float"/>
          <table:table-cell table:formula="of:=(SIGN(A64)*IF(AND(ISEVEN((ABS(A64))*10^1);MOD((ABS(A64))*10^1;1)&lt;=0.5);ROUNDDOWN(ABS(A64);1);ROUND(ABS(A64);1)))" calcext:value-type="float"/>
          <table:table-cell table:formula="of:=B64-C64" calcext:value-type="float"/>
        </table:table-row>
        <table:table-row>
          <table:table-cell office:value-type="float" office:value="0.03">
            <text:p>0.03</text:p>
          </table:table-cell>
          <table:table-cell table:formula="of:=ROUND(A65;1)" calcext:value-type="float"/>
          <table:table-cell table:formula="of:=(SIGN(A65)*IF(AND(ISEVEN((ABS(A65))*10^1);MOD((ABS(A65))*10^1;1)&lt;=0.5);ROUNDDOWN(ABS(A65);1);ROUND(ABS(A65);1)))" calcext:value-type="float"/>
          <table:table-cell table:formula="of:=B65-C65" calcext:value-type="float"/>
        </table:table-row>
        <table:table-row>
          <table:table-cell office:value-type="float" office:value="0.04">
            <text:p>0.04</text:p>
          </table:table-cell>
          <table:table-cell table:formula="of:=ROUND(A66;1)" calcext:value-type="float"/>
          <table:table-cell table:formula="of:=(SIGN(A66)*IF(AND(ISEVEN((ABS(A66))*10^1);MOD((ABS(A66))*10^1;1)&lt;=0.5);ROUNDDOWN(ABS(A66);1);ROUND(ABS(A66);1)))" calcext:value-type="float"/>
          <table:table-cell table:formula="of:=B66-C66" calcext:value-type="float"/>
        </table:table-row>
        <table:table-row>
          <table:table-cell office:value-type="float" office:value="0.05">
            <text:p>0.05</text:p>
          </table:table-cell>
          <table:table-cell table:formula="of:=ROUND(A67;1)" calcext:value-type="float"/>
          <table:table-cell table:formula="of:=(SIGN(A67)*IF(AND(ISEVEN((ABS(A67))*10^1);MOD((ABS(A67))*10^1;1)&lt;=0.5);ROUNDDOWN(ABS(A67);1);ROUND(ABS(A67);1)))" calcext:value-type="float"/>
          <table:table-cell table:formula="of:=B67-C67" calcext:value-type="float"/>
        </table:table-row>
        <table:table-row>
          <table:table-cell office:value-type="float" office:value="0.06">
            <text:p>0.06</text:p>
          </table:table-cell>
          <table:table-cell table:formula="of:=ROUND(A68;1)" calcext:value-type="float"/>
          <table:table-cell table:formula="of:=(SIGN(A68)*IF(AND(ISEVEN((ABS(A68))*10^1);MOD((ABS(A68))*10^1;1)&lt;=0.5);ROUNDDOWN(ABS(A68);1);ROUND(ABS(A68);1)))" calcext:value-type="float"/>
          <table:table-cell table:formula="of:=B68-C68" calcext:value-type="float"/>
        </table:table-row>
        <table:table-row>
          <table:table-cell office:value-type="float" office:value="0.07">
            <text:p>0.07</text:p>
          </table:table-cell>
          <table:table-cell table:formula="of:=ROUND(A69;1)" calcext:value-type="float"/>
          <table:table-cell table:formula="of:=(SIGN(A69)*IF(AND(ISEVEN((ABS(A69))*10^1);MOD((ABS(A69))*10^1;1)&lt;=0.5);ROUNDDOWN(ABS(A69);1);ROUND(ABS(A69);1)))" calcext:value-type="float"/>
          <table:table-cell table:formula="of:=B69-C69" calcext:value-type="float"/>
        </table:table-row>
        <table:table-row>
          <table:table-cell office:value-type="float" office:value="0.08">
            <text:p>0.08</text:p>
          </table:table-cell>
          <table:table-cell table:formula="of:=ROUND(A70;1)" calcext:value-type="float"/>
          <table:table-cell table:formula="of:=(SIGN(A70)*IF(AND(ISEVEN((ABS(A70))*10^1);MOD((ABS(A70))*10^1;1)&lt;=0.5);ROUNDDOWN(ABS(A70);1);ROUND(ABS(A70);1)))" calcext:value-type="float"/>
          <table:table-cell table:formula="of:=B70-C70" calcext:value-type="float"/>
        </table:table-row>
        <table:table-row>
          <table:table-cell office:value-type="float" office:value="0.09">
            <text:p>0.09</text:p>
          </table:table-cell>
          <table:table-cell table:formula="of:=ROUND(A71;1)" calcext:value-type="float"/>
          <table:table-cell table:formula="of:=(SIGN(A71)*IF(AND(ISEVEN((ABS(A71))*10^1);MOD((ABS(A71))*10^1;1)&lt;=0.5);ROUNDDOWN(ABS(A71);1);ROUND(ABS(A71);1)))" calcext:value-type="float"/>
          <table:table-cell table:formula="of:=B71-C71" calcext:value-type="float"/>
        </table:table-row>
        <table:table-row>
          <table:table-cell office:value-type="float" office:value="0.1">
            <text:p>0.1</text:p>
          </table:table-cell>
          <table:table-cell table:formula="of:=ROUND(A72;1)" calcext:value-type="float"/>
          <table:table-cell table:formula="of:=(SIGN(A72)*IF(AND(ISEVEN((ABS(A72))*10^1);MOD((ABS(A72))*10^1;1)&lt;=0.5);ROUNDDOWN(ABS(A72);1);ROUND(ABS(A72);1)))" calcext:value-type="float"/>
          <table:table-cell table:formula="of:=B72-C72" calcext:value-type="float"/>
        </table:table-row>
        <table:table-row>
          <table:table-cell office:value-type="float" office:value="0.11">
            <text:p>0.11</text:p>
          </table:table-cell>
          <table:table-cell table:formula="of:=ROUND(A73;1)" calcext:value-type="float"/>
          <table:table-cell table:formula="of:=(SIGN(A73)*IF(AND(ISEVEN((ABS(A73))*10^1);MOD((ABS(A73))*10^1;1)&lt;=0.5);ROUNDDOWN(ABS(A73);1);ROUND(ABS(A73);1)))" calcext:value-type="float"/>
          <table:table-cell table:formula="of:=B73-C73" calcext:value-type="float"/>
        </table:table-row>
        <table:table-row>
          <table:table-cell office:value-type="float" office:value="0.12">
            <text:p>0.12</text:p>
          </table:table-cell>
          <table:table-cell table:formula="of:=ROUND(A74;1)" calcext:value-type="float"/>
          <table:table-cell table:formula="of:=(SIGN(A74)*IF(AND(ISEVEN((ABS(A74))*10^1);MOD((ABS(A74))*10^1;1)&lt;=0.5);ROUNDDOWN(ABS(A74);1);ROUND(ABS(A74);1)))" calcext:value-type="float"/>
          <table:table-cell table:formula="of:=B74-C74" calcext:value-type="float"/>
        </table:table-row>
        <table:table-row>
          <table:table-cell office:value-type="float" office:value="0.13">
            <text:p>0.13</text:p>
          </table:table-cell>
          <table:table-cell table:formula="of:=ROUND(A75;1)" calcext:value-type="float"/>
          <table:table-cell table:formula="of:=(SIGN(A75)*IF(AND(ISEVEN((ABS(A75))*10^1);MOD((ABS(A75))*10^1;1)&lt;=0.5);ROUNDDOWN(ABS(A75);1);ROUND(ABS(A75);1)))" calcext:value-type="float"/>
          <table:table-cell table:formula="of:=B75-C75" calcext:value-type="float"/>
        </table:table-row>
        <table:table-row>
          <table:table-cell office:value-type="float" office:value="0.14">
            <text:p>0.14</text:p>
          </table:table-cell>
          <table:table-cell table:formula="of:=ROUND(A76;1)" calcext:value-type="float"/>
          <table:table-cell table:formula="of:=(SIGN(A76)*IF(AND(ISEVEN((ABS(A76))*10^1);MOD((ABS(A76))*10^1;1)&lt;=0.5);ROUNDDOWN(ABS(A76);1);ROUND(ABS(A76);1)))" calcext:value-type="float"/>
          <table:table-cell table:formula="of:=B76-C76" calcext:value-type="float"/>
        </table:table-row>
        <table:table-row>
          <table:table-cell office:value-type="float" office:value="0.15">
            <text:p>0.15</text:p>
          </table:table-cell>
          <table:table-cell table:formula="of:=ROUND(A77;1)" calcext:value-type="float"/>
          <table:table-cell table:formula="of:=(SIGN(A77)*IF(AND(ISEVEN((ABS(A77))*10^1);MOD((ABS(A77))*10^1;1)&lt;=0.5);ROUNDDOWN(ABS(A77);1);ROUND(ABS(A77);1)))" calcext:value-type="float"/>
          <table:table-cell table:formula="of:=B77-C77" calcext:value-type="float"/>
        </table:table-row>
        <table:table-row>
          <table:table-cell office:value-type="float" office:value="0.16">
            <text:p>0.16</text:p>
          </table:table-cell>
          <table:table-cell table:formula="of:=ROUND(A78;1)" calcext:value-type="float"/>
          <table:table-cell table:formula="of:=(SIGN(A78)*IF(AND(ISEVEN((ABS(A78))*10^1);MOD((ABS(A78))*10^1;1)&lt;=0.5);ROUNDDOWN(ABS(A78);1);ROUND(ABS(A78);1)))" calcext:value-type="float"/>
          <table:table-cell table:formula="of:=B78-C78" calcext:value-type="float"/>
        </table:table-row>
        <table:table-row>
          <table:table-cell office:value-type="float" office:value="0.17">
            <text:p>0.17</text:p>
          </table:table-cell>
          <table:table-cell table:formula="of:=ROUND(A79;1)" calcext:value-type="float"/>
          <table:table-cell table:formula="of:=(SIGN(A79)*IF(AND(ISEVEN((ABS(A79))*10^1);MOD((ABS(A79))*10^1;1)&lt;=0.5);ROUNDDOWN(ABS(A79);1);ROUND(ABS(A79);1)))" calcext:value-type="float"/>
          <table:table-cell table:formula="of:=B79-C79" calcext:value-type="float"/>
        </table:table-row>
        <table:table-row>
          <table:table-cell office:value-type="float" office:value="0.18">
            <text:p>0.18</text:p>
          </table:table-cell>
          <table:table-cell table:formula="of:=ROUND(A80;1)" calcext:value-type="float"/>
          <table:table-cell table:formula="of:=(SIGN(A80)*IF(AND(ISEVEN((ABS(A80))*10^1);MOD((ABS(A80))*10^1;1)&lt;=0.5);ROUNDDOWN(ABS(A80);1);ROUND(ABS(A80);1)))" calcext:value-type="float"/>
          <table:table-cell table:formula="of:=B80-C80" calcext:value-type="float"/>
        </table:table-row>
        <table:table-row>
          <table:table-cell office:value-type="float" office:value="0.19">
            <text:p>0.19</text:p>
          </table:table-cell>
          <table:table-cell table:formula="of:=ROUND(A81;1)" calcext:value-type="float"/>
          <table:table-cell table:formula="of:=(SIGN(A81)*IF(AND(ISEVEN((ABS(A81))*10^1);MOD((ABS(A81))*10^1;1)&lt;=0.5);ROUNDDOWN(ABS(A81);1);ROUND(ABS(A81);1)))" calcext:value-type="float"/>
          <table:table-cell table:formula="of:=B81-C81" calcext:value-type="float"/>
        </table:table-row>
        <table:table-row>
          <table:table-cell office:value-type="float" office:value="0.2">
            <text:p>0.2</text:p>
          </table:table-cell>
          <table:table-cell table:formula="of:=ROUND(A82;1)" calcext:value-type="float"/>
          <table:table-cell table:formula="of:=(SIGN(A82)*IF(AND(ISEVEN((ABS(A82))*10^1);MOD((ABS(A82))*10^1;1)&lt;=0.5);ROUNDDOWN(ABS(A82);1);ROUND(ABS(A82);1)))" calcext:value-type="float"/>
          <table:table-cell table:formula="of:=B82-C82" calcext:value-type="float"/>
        </table:table-row>
        <table:table-row>
          <table:table-cell office:value-type="float" office:value="0.21">
            <text:p>0.21</text:p>
          </table:table-cell>
          <table:table-cell table:formula="of:=ROUND(A83;1)" calcext:value-type="float"/>
          <table:table-cell table:formula="of:=(SIGN(A83)*IF(AND(ISEVEN((ABS(A83))*10^1);MOD((ABS(A83))*10^1;1)&lt;=0.5);ROUNDDOWN(ABS(A83);1);ROUND(ABS(A83);1)))" calcext:value-type="float"/>
          <table:table-cell table:formula="of:=B83-C83" calcext:value-type="float"/>
        </table:table-row>
        <table:table-row>
          <table:table-cell office:value-type="float" office:value="0.22">
            <text:p>0.22</text:p>
          </table:table-cell>
          <table:table-cell table:formula="of:=ROUND(A84;1)" calcext:value-type="float"/>
          <table:table-cell table:formula="of:=(SIGN(A84)*IF(AND(ISEVEN((ABS(A84))*10^1);MOD((ABS(A84))*10^1;1)&lt;=0.5);ROUNDDOWN(ABS(A84);1);ROUND(ABS(A84);1)))" calcext:value-type="float"/>
          <table:table-cell table:formula="of:=B84-C84" calcext:value-type="float"/>
        </table:table-row>
        <table:table-row>
          <table:table-cell office:value-type="float" office:value="0.23">
            <text:p>0.23</text:p>
          </table:table-cell>
          <table:table-cell table:formula="of:=ROUND(A85;1)" calcext:value-type="float"/>
          <table:table-cell table:formula="of:=(SIGN(A85)*IF(AND(ISEVEN((ABS(A85))*10^1);MOD((ABS(A85))*10^1;1)&lt;=0.5);ROUNDDOWN(ABS(A85);1);ROUND(ABS(A85);1)))" calcext:value-type="float"/>
          <table:table-cell table:formula="of:=B85-C85" calcext:value-type="float"/>
        </table:table-row>
        <table:table-row>
          <table:table-cell office:value-type="float" office:value="0.24">
            <text:p>0.24</text:p>
          </table:table-cell>
          <table:table-cell table:formula="of:=ROUND(A86;1)" calcext:value-type="float"/>
          <table:table-cell table:formula="of:=(SIGN(A86)*IF(AND(ISEVEN((ABS(A86))*10^1);MOD((ABS(A86))*10^1;1)&lt;=0.5);ROUNDDOWN(ABS(A86);1);ROUND(ABS(A86);1)))" calcext:value-type="float"/>
          <table:table-cell table:formula="of:=B86-C86" calcext:value-type="float"/>
        </table:table-row>
        <table:table-row>
          <table:table-cell office:value-type="float" office:value="0.25">
            <text:p>0.25</text:p>
          </table:table-cell>
          <table:table-cell table:formula="of:=ROUND(A87;1)" calcext:value-type="float"/>
          <table:table-cell table:formula="of:=(SIGN(A87)*IF(AND(ISEVEN((ABS(A87))*10^1);MOD((ABS(A87))*10^1;1)&lt;=0.5);ROUNDDOWN(ABS(A87);1);ROUND(ABS(A87);1)))" calcext:value-type="float"/>
          <table:table-cell table:formula="of:=B87-C87" calcext:value-type="float"/>
        </table:table-row>
        <table:table-row>
          <table:table-cell office:value-type="float" office:value="0.26">
            <text:p>0.26</text:p>
          </table:table-cell>
          <table:table-cell table:formula="of:=ROUND(A88;1)" calcext:value-type="float"/>
          <table:table-cell table:formula="of:=(SIGN(A88)*IF(AND(ISEVEN((ABS(A88))*10^1);MOD((ABS(A88))*10^1;1)&lt;=0.5);ROUNDDOWN(ABS(A88);1);ROUND(ABS(A88);1)))" calcext:value-type="float"/>
          <table:table-cell table:formula="of:=B88-C88" calcext:value-type="float"/>
        </table:table-row>
        <table:table-row>
          <table:table-cell office:value-type="float" office:value="0.27">
            <text:p>0.27</text:p>
          </table:table-cell>
          <table:table-cell table:formula="of:=ROUND(A89;1)" calcext:value-type="float"/>
          <table:table-cell table:formula="of:=(SIGN(A89)*IF(AND(ISEVEN((ABS(A89))*10^1);MOD((ABS(A89))*10^1;1)&lt;=0.5);ROUNDDOWN(ABS(A89);1);ROUND(ABS(A89);1)))" calcext:value-type="float"/>
          <table:table-cell table:formula="of:=B89-C89" calcext:value-type="float"/>
        </table:table-row>
        <table:table-row>
          <table:table-cell office:value-type="float" office:value="0.28">
            <text:p>0.28</text:p>
          </table:table-cell>
          <table:table-cell table:formula="of:=ROUND(A90;1)" calcext:value-type="float"/>
          <table:table-cell table:formula="of:=(SIGN(A90)*IF(AND(ISEVEN((ABS(A90))*10^1);MOD((ABS(A90))*10^1;1)&lt;=0.5);ROUNDDOWN(ABS(A90);1);ROUND(ABS(A90);1)))" calcext:value-type="float"/>
          <table:table-cell table:formula="of:=B90-C90" calcext:value-type="float"/>
        </table:table-row>
        <table:table-row>
          <table:table-cell office:value-type="float" office:value="0.29">
            <text:p>0.29</text:p>
          </table:table-cell>
          <table:table-cell table:formula="of:=ROUND(A91;1)" calcext:value-type="float"/>
          <table:table-cell table:formula="of:=(SIGN(A91)*IF(AND(ISEVEN((ABS(A91))*10^1);MOD((ABS(A91))*10^1;1)&lt;=0.5);ROUNDDOWN(ABS(A91);1);ROUND(ABS(A91);1)))" calcext:value-type="float"/>
          <table:table-cell table:formula="of:=B91-C91" calcext:value-type="float"/>
        </table:table-row>
        <table:table-row>
          <table:table-cell office:value-type="float" office:value="0.3">
            <text:p>0.3</text:p>
          </table:table-cell>
          <table:table-cell table:formula="of:=ROUND(A92;1)" calcext:value-type="float"/>
          <table:table-cell table:formula="of:=(SIGN(A92)*IF(AND(ISEVEN((ABS(A92))*10^1);MOD((ABS(A92))*10^1;1)&lt;=0.5);ROUNDDOWN(ABS(A92);1);ROUND(ABS(A92);1)))" calcext:value-type="float"/>
          <table:table-cell table:formula="of:=B92-C92" calcext:value-type="float"/>
        </table:table-row>
        <table:table-row>
          <table:table-cell office:value-type="float" office:value="0.31">
            <text:p>0.31</text:p>
          </table:table-cell>
          <table:table-cell table:formula="of:=ROUND(A93;1)" calcext:value-type="float"/>
          <table:table-cell table:formula="of:=(SIGN(A93)*IF(AND(ISEVEN((ABS(A93))*10^1);MOD((ABS(A93))*10^1;1)&lt;=0.5);ROUNDDOWN(ABS(A93);1);ROUND(ABS(A93);1)))" calcext:value-type="float"/>
          <table:table-cell table:formula="of:=B93-C93" calcext:value-type="float"/>
        </table:table-row>
        <table:table-row>
          <table:table-cell office:value-type="float" office:value="0.32">
            <text:p>0.32</text:p>
          </table:table-cell>
          <table:table-cell table:formula="of:=ROUND(A94;1)" calcext:value-type="float"/>
          <table:table-cell table:formula="of:=(SIGN(A94)*IF(AND(ISEVEN((ABS(A94))*10^1);MOD((ABS(A94))*10^1;1)&lt;=0.5);ROUNDDOWN(ABS(A94);1);ROUND(ABS(A94);1)))" calcext:value-type="float"/>
          <table:table-cell table:formula="of:=B94-C94" calcext:value-type="float"/>
        </table:table-row>
        <table:table-row>
          <table:table-cell office:value-type="float" office:value="0.33">
            <text:p>0.33</text:p>
          </table:table-cell>
          <table:table-cell table:formula="of:=ROUND(A95;1)" calcext:value-type="float"/>
          <table:table-cell table:formula="of:=(SIGN(A95)*IF(AND(ISEVEN((ABS(A95))*10^1);MOD((ABS(A95))*10^1;1)&lt;=0.5);ROUNDDOWN(ABS(A95);1);ROUND(ABS(A95);1)))" calcext:value-type="float"/>
          <table:table-cell table:formula="of:=B95-C95" calcext:value-type="float"/>
        </table:table-row>
        <table:table-row>
          <table:table-cell office:value-type="float" office:value="0.34">
            <text:p>0.34</text:p>
          </table:table-cell>
          <table:table-cell table:formula="of:=ROUND(A96;1)" calcext:value-type="float"/>
          <table:table-cell table:formula="of:=(SIGN(A96)*IF(AND(ISEVEN((ABS(A96))*10^1);MOD((ABS(A96))*10^1;1)&lt;=0.5);ROUNDDOWN(ABS(A96);1);ROUND(ABS(A96);1)))" calcext:value-type="float"/>
          <table:table-cell table:formula="of:=B96-C96" calcext:value-type="float"/>
        </table:table-row>
        <table:table-row>
          <table:table-cell office:value-type="float" office:value="0.35">
            <text:p>0.35</text:p>
          </table:table-cell>
          <table:table-cell table:formula="of:=ROUND(A97;1)" calcext:value-type="float"/>
          <table:table-cell table:formula="of:=(SIGN(A97)*IF(AND(ISEVEN((ABS(A97))*10^1);MOD((ABS(A97))*10^1;1)&lt;=0.5);ROUNDDOWN(ABS(A97);1);ROUND(ABS(A97);1)))" calcext:value-type="float"/>
          <table:table-cell table:formula="of:=B97-C97" calcext:value-type="float"/>
        </table:table-row>
        <table:table-row>
          <table:table-cell office:value-type="float" office:value="0.36">
            <text:p>0.36</text:p>
          </table:table-cell>
          <table:table-cell table:formula="of:=ROUND(A98;1)" calcext:value-type="float"/>
          <table:table-cell table:formula="of:=(SIGN(A98)*IF(AND(ISEVEN((ABS(A98))*10^1);MOD((ABS(A98))*10^1;1)&lt;=0.5);ROUNDDOWN(ABS(A98);1);ROUND(ABS(A98);1)))" calcext:value-type="float"/>
          <table:table-cell table:formula="of:=B98-C98" calcext:value-type="float"/>
        </table:table-row>
        <table:table-row>
          <table:table-cell office:value-type="float" office:value="0.37">
            <text:p>0.37</text:p>
          </table:table-cell>
          <table:table-cell table:formula="of:=ROUND(A99;1)" calcext:value-type="float"/>
          <table:table-cell table:formula="of:=(SIGN(A99)*IF(AND(ISEVEN((ABS(A99))*10^1);MOD((ABS(A99))*10^1;1)&lt;=0.5);ROUNDDOWN(ABS(A99);1);ROUND(ABS(A99);1)))" calcext:value-type="float"/>
          <table:table-cell table:formula="of:=B99-C99" calcext:value-type="float"/>
        </table:table-row>
        <table:table-row>
          <table:table-cell office:value-type="float" office:value="0.38">
            <text:p>0.38</text:p>
          </table:table-cell>
          <table:table-cell table:formula="of:=ROUND(A100;1)" calcext:value-type="float"/>
          <table:table-cell table:formula="of:=(SIGN(A100)*IF(AND(ISEVEN((ABS(A100))*10^1);MOD((ABS(A100))*10^1;1)&lt;=0.5);ROUNDDOWN(ABS(A100);1);ROUND(ABS(A100);1)))" calcext:value-type="float"/>
          <table:table-cell table:formula="of:=B100-C100" calcext:value-type="float"/>
        </table:table-row>
        <table:table-row>
          <table:table-cell office:value-type="float" office:value="0.39">
            <text:p>0.39</text:p>
          </table:table-cell>
          <table:table-cell table:formula="of:=ROUND(A101;1)" calcext:value-type="float"/>
          <table:table-cell table:formula="of:=(SIGN(A101)*IF(AND(ISEVEN((ABS(A101))*10^1);MOD((ABS(A101))*10^1;1)&lt;=0.5);ROUNDDOWN(ABS(A101);1);ROUND(ABS(A101);1)))" calcext:value-type="float"/>
          <table:table-cell table:formula="of:=B101-C101" calcext:value-type="float"/>
        </table:table-row>
        <table:table-row>
          <table:table-cell office:value-type="float" office:value="0.4">
            <text:p>0.4</text:p>
          </table:table-cell>
          <table:table-cell table:formula="of:=ROUND(A102;1)" calcext:value-type="float"/>
          <table:table-cell table:formula="of:=(SIGN(A102)*IF(AND(ISEVEN((ABS(A102))*10^1);MOD((ABS(A102))*10^1;1)&lt;=0.5);ROUNDDOWN(ABS(A102);1);ROUND(ABS(A102);1)))" calcext:value-type="float"/>
          <table:table-cell table:formula="of:=B102-C102" calcext:value-type="float"/>
        </table:table-row>
        <table:table-row>
          <table:table-cell office:value-type="float" office:value="0.41">
            <text:p>0.41</text:p>
          </table:table-cell>
          <table:table-cell table:formula="of:=ROUND(A103;1)" calcext:value-type="float"/>
          <table:table-cell table:formula="of:=(SIGN(A103)*IF(AND(ISEVEN((ABS(A103))*10^1);MOD((ABS(A103))*10^1;1)&lt;=0.5);ROUNDDOWN(ABS(A103);1);ROUND(ABS(A103);1)))" calcext:value-type="float"/>
          <table:table-cell table:formula="of:=B103-C103" calcext:value-type="float"/>
        </table:table-row>
        <table:table-row>
          <table:table-cell office:value-type="float" office:value="0.42">
            <text:p>0.42</text:p>
          </table:table-cell>
          <table:table-cell table:formula="of:=ROUND(A104;1)" calcext:value-type="float"/>
          <table:table-cell table:formula="of:=(SIGN(A104)*IF(AND(ISEVEN((ABS(A104))*10^1);MOD((ABS(A104))*10^1;1)&lt;=0.5);ROUNDDOWN(ABS(A104);1);ROUND(ABS(A104);1)))" calcext:value-type="float"/>
          <table:table-cell table:formula="of:=B104-C104" calcext:value-type="float"/>
        </table:table-row>
        <table:table-row>
          <table:table-cell office:value-type="float" office:value="0.43">
            <text:p>0.43</text:p>
          </table:table-cell>
          <table:table-cell table:formula="of:=ROUND(A105;1)" calcext:value-type="float"/>
          <table:table-cell table:formula="of:=(SIGN(A105)*IF(AND(ISEVEN((ABS(A105))*10^1);MOD((ABS(A105))*10^1;1)&lt;=0.5);ROUNDDOWN(ABS(A105);1);ROUND(ABS(A105);1)))" calcext:value-type="float"/>
          <table:table-cell table:formula="of:=B105-C105" calcext:value-type="float"/>
        </table:table-row>
        <table:table-row>
          <table:table-cell office:value-type="float" office:value="0.44">
            <text:p>0.44</text:p>
          </table:table-cell>
          <table:table-cell table:formula="of:=ROUND(A106;1)" calcext:value-type="float"/>
          <table:table-cell table:formula="of:=(SIGN(A106)*IF(AND(ISEVEN((ABS(A106))*10^1);MOD((ABS(A106))*10^1;1)&lt;=0.5);ROUNDDOWN(ABS(A106);1);ROUND(ABS(A106);1)))" calcext:value-type="float"/>
          <table:table-cell table:formula="of:=B106-C106" calcext:value-type="float"/>
        </table:table-row>
        <table:table-row>
          <table:table-cell office:value-type="float" office:value="0.45">
            <text:p>0.45</text:p>
          </table:table-cell>
          <table:table-cell table:formula="of:=ROUND(A107;1)" calcext:value-type="float"/>
          <table:table-cell table:formula="of:=(SIGN(A107)*IF(AND(ISEVEN((ABS(A107))*10^1);MOD((ABS(A107))*10^1;1)&lt;=0.5);ROUNDDOWN(ABS(A107);1);ROUND(ABS(A107);1)))" calcext:value-type="float"/>
          <table:table-cell table:formula="of:=B107-C107" calcext:value-type="float"/>
        </table:table-row>
        <table:table-row>
          <table:table-cell office:value-type="float" office:value="0.46">
            <text:p>0.46</text:p>
          </table:table-cell>
          <table:table-cell table:formula="of:=ROUND(A108;1)" calcext:value-type="float"/>
          <table:table-cell table:formula="of:=(SIGN(A108)*IF(AND(ISEVEN((ABS(A108))*10^1);MOD((ABS(A108))*10^1;1)&lt;=0.5);ROUNDDOWN(ABS(A108);1);ROUND(ABS(A108);1)))" calcext:value-type="float"/>
          <table:table-cell table:formula="of:=B108-C108" calcext:value-type="float"/>
        </table:table-row>
        <table:table-row>
          <table:table-cell office:value-type="float" office:value="0.47">
            <text:p>0.47</text:p>
          </table:table-cell>
          <table:table-cell table:formula="of:=ROUND(A109;1)" calcext:value-type="float"/>
          <table:table-cell table:formula="of:=(SIGN(A109)*IF(AND(ISEVEN((ABS(A109))*10^1);MOD((ABS(A109))*10^1;1)&lt;=0.5);ROUNDDOWN(ABS(A109);1);ROUND(ABS(A109);1)))" calcext:value-type="float"/>
          <table:table-cell table:formula="of:=B109-C109" calcext:value-type="float"/>
        </table:table-row>
        <table:table-row>
          <table:table-cell office:value-type="float" office:value="0.48">
            <text:p>0.48</text:p>
          </table:table-cell>
          <table:table-cell table:formula="of:=ROUND(A110;1)" calcext:value-type="float"/>
          <table:table-cell table:formula="of:=(SIGN(A110)*IF(AND(ISEVEN((ABS(A110))*10^1);MOD((ABS(A110))*10^1;1)&lt;=0.5);ROUNDDOWN(ABS(A110);1);ROUND(ABS(A110);1)))" calcext:value-type="float"/>
          <table:table-cell table:formula="of:=B110-C110" calcext:value-type="float"/>
        </table:table-row>
        <table:table-row>
          <table:table-cell office:value-type="float" office:value="0.49">
            <text:p>0.49</text:p>
          </table:table-cell>
          <table:table-cell table:formula="of:=ROUND(A111;1)" calcext:value-type="float"/>
          <table:table-cell table:formula="of:=(SIGN(A111)*IF(AND(ISEVEN((ABS(A111))*10^1);MOD((ABS(A111))*10^1;1)&lt;=0.5);ROUNDDOWN(ABS(A111);1);ROUND(ABS(A111);1)))" calcext:value-type="float"/>
          <table:table-cell table:formula="of:=B111-C111" calcext:value-type="float"/>
        </table:table-row>
        <table:table-row>
          <table:table-cell office:value-type="float" office:value="0.5">
            <text:p>0.5</text:p>
          </table:table-cell>
          <table:table-cell table:formula="of:=ROUND(A112;1)" calcext:value-type="float"/>
          <table:table-cell table:formula="of:=(SIGN(A112)*IF(AND(ISEVEN((ABS(A112))*10^1);MOD((ABS(A112))*10^1;1)&lt;=0.5);ROUNDDOWN(ABS(A112);1);ROUND(ABS(A112);1)))" calcext:value-type="float"/>
          <table:table-cell table:formula="of:=B112-C112" calcext:value-type="float"/>
        </table:table-row>
        <table:table-row>
          <table:table-cell office:value-type="float" office:value="0.51">
            <text:p>0.51</text:p>
          </table:table-cell>
          <table:table-cell table:formula="of:=ROUND(A113;1)" calcext:value-type="float"/>
          <table:table-cell table:formula="of:=(SIGN(A113)*IF(AND(ISEVEN((ABS(A113))*10^1);MOD((ABS(A113))*10^1;1)&lt;=0.5);ROUNDDOWN(ABS(A113);1);ROUND(ABS(A113);1)))" calcext:value-type="float"/>
          <table:table-cell table:formula="of:=B113-C113" calcext:value-type="float"/>
        </table:table-row>
        <table:table-row>
          <table:table-cell office:value-type="float" office:value="0.52">
            <text:p>0.52</text:p>
          </table:table-cell>
          <table:table-cell table:formula="of:=ROUND(A114;1)" calcext:value-type="float"/>
          <table:table-cell table:formula="of:=(SIGN(A114)*IF(AND(ISEVEN((ABS(A114))*10^1);MOD((ABS(A114))*10^1;1)&lt;=0.5);ROUNDDOWN(ABS(A114);1);ROUND(ABS(A114);1)))" calcext:value-type="float"/>
          <table:table-cell table:formula="of:=B114-C114" calcext:value-type="float"/>
        </table:table-row>
        <table:table-row>
          <table:table-cell office:value-type="float" office:value="0.53">
            <text:p>0.53</text:p>
          </table:table-cell>
          <table:table-cell table:formula="of:=ROUND(A115;1)" calcext:value-type="float"/>
          <table:table-cell table:formula="of:=(SIGN(A115)*IF(AND(ISEVEN((ABS(A115))*10^1);MOD((ABS(A115))*10^1;1)&lt;=0.5);ROUNDDOWN(ABS(A115);1);ROUND(ABS(A115);1)))" calcext:value-type="float"/>
          <table:table-cell table:formula="of:=B115-C115" calcext:value-type="float"/>
        </table:table-row>
        <table:table-row>
          <table:table-cell office:value-type="float" office:value="0.54">
            <text:p>0.54</text:p>
          </table:table-cell>
          <table:table-cell table:formula="of:=ROUND(A116;1)" calcext:value-type="float"/>
          <table:table-cell table:formula="of:=(SIGN(A116)*IF(AND(ISEVEN((ABS(A116))*10^1);MOD((ABS(A116))*10^1;1)&lt;=0.5);ROUNDDOWN(ABS(A116);1);ROUND(ABS(A116);1)))" calcext:value-type="float"/>
          <table:table-cell table:formula="of:=B116-C116" calcext:value-type="float"/>
        </table:table-row>
        <table:table-row>
          <table:table-cell office:value-type="float" office:value="0.55">
            <text:p>0.55</text:p>
          </table:table-cell>
          <table:table-cell table:formula="of:=ROUND(A117;1)" calcext:value-type="float"/>
          <table:table-cell table:formula="of:=(SIGN(A117)*IF(AND(ISEVEN((ABS(A117))*10^1);MOD((ABS(A117))*10^1;1)&lt;=0.5);ROUNDDOWN(ABS(A117);1);ROUND(ABS(A117);1)))" calcext:value-type="float"/>
          <table:table-cell table:formula="of:=B117-C117" calcext:value-type="float"/>
        </table:table-row>
        <table:table-row>
          <table:table-cell office:value-type="float" office:value="0.56">
            <text:p>0.56</text:p>
          </table:table-cell>
          <table:table-cell table:formula="of:=ROUND(A118;1)" calcext:value-type="float"/>
          <table:table-cell table:formula="of:=(SIGN(A118)*IF(AND(ISEVEN((ABS(A118))*10^1);MOD((ABS(A118))*10^1;1)&lt;=0.5);ROUNDDOWN(ABS(A118);1);ROUND(ABS(A118);1)))" calcext:value-type="float"/>
          <table:table-cell table:formula="of:=B118-C118" calcext:value-type="float"/>
        </table:table-row>
        <table:table-row>
          <table:table-cell office:value-type="float" office:value="0.57">
            <text:p>0.57</text:p>
          </table:table-cell>
          <table:table-cell table:formula="of:=ROUND(A119;1)" calcext:value-type="float"/>
          <table:table-cell table:formula="of:=(SIGN(A119)*IF(AND(ISEVEN((ABS(A119))*10^1);MOD((ABS(A119))*10^1;1)&lt;=0.5);ROUNDDOWN(ABS(A119);1);ROUND(ABS(A119);1)))" calcext:value-type="float"/>
          <table:table-cell table:formula="of:=B119-C119" calcext:value-type="float"/>
        </table:table-row>
        <table:table-row>
          <table:table-cell office:value-type="float" office:value="0.58">
            <text:p>0.58</text:p>
          </table:table-cell>
          <table:table-cell table:formula="of:=ROUND(A120;1)" calcext:value-type="float"/>
          <table:table-cell table:formula="of:=(SIGN(A120)*IF(AND(ISEVEN((ABS(A120))*10^1);MOD((ABS(A120))*10^1;1)&lt;=0.5);ROUNDDOWN(ABS(A120);1);ROUND(ABS(A120);1)))" calcext:value-type="float"/>
          <table:table-cell table:formula="of:=B120-C120" calcext:value-type="float"/>
        </table:table-row>
        <table:table-row>
          <table:table-cell office:value-type="float" office:value="0.59">
            <text:p>0.59</text:p>
          </table:table-cell>
          <table:table-cell table:formula="of:=ROUND(A121;1)" calcext:value-type="float"/>
          <table:table-cell table:formula="of:=(SIGN(A121)*IF(AND(ISEVEN((ABS(A121))*10^1);MOD((ABS(A121))*10^1;1)&lt;=0.5);ROUNDDOWN(ABS(A121);1);ROUND(ABS(A121);1)))" calcext:value-type="float"/>
          <table:table-cell table:formula="of:=B121-C121" calcext:value-type="float"/>
        </table:table-row>
        <table:table-row>
          <table:table-cell office:value-type="float" office:value="0.6">
            <text:p>0.6</text:p>
          </table:table-cell>
          <table:table-cell table:formula="of:=ROUND(A122;1)" calcext:value-type="float"/>
          <table:table-cell table:formula="of:=(SIGN(A122)*IF(AND(ISEVEN((ABS(A122))*10^1);MOD((ABS(A122))*10^1;1)&lt;=0.5);ROUNDDOWN(ABS(A122);1);ROUND(ABS(A122);1)))" calcext:value-type="float"/>
          <table:table-cell table:formula="of:=B122-C122" calcext:value-type="float"/>
        </table:table-row>
        <calcext:conditional-formats/>
      </table:table>
      <table:database-ranges/>
    </office:spreadsheet>
    <office:spreadsheet>
      <table:table table:name="Data table">
        <table:table-row>
          <table:table-cell office:value-type="string">
            <text:p>Last name</text:p>
          </table:table-cell>
          <table:table-cell office:value-type="string">
            <text:p>First name</text:p>
          </table:table-cell>
          <table:table-cell office:value-type="string">
            <text:p>Team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Thomas</text:p>
          </table:table-cell>
          <table:table-cell office:value-type="string">
            <text:p>Pink Bears</text:p>
          </table:table-cell>
          <table:table-cell office:value-type="float" office:value="29">
            <text:p>29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Emma</text:p>
          </table:table-cell>
          <table:table-cell office:value-type="string">
            <text:p>Yellow Turds</text:p>
          </table:table-cell>
          <table:table-cell office:value-type="float" office:value="37">
            <text:p>37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Mary</text:p>
          </table:table-cell>
          <table:table-cell office:value-type="string">
            <text:p>Brown Turds</text:p>
          </table:table-cell>
          <table:table-cell office:value-type="float" office:value="47">
            <text:p>47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Michael</text:p>
          </table:table-cell>
          <table:table-cell office:value-type="string">
            <text:p>Fast Flamingos</text:p>
          </table:table-cell>
          <table:table-cell office:value-type="float" office:value="34">
            <text:p>34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Mary</text:p>
          </table:table-cell>
          <table:table-cell office:value-type="string">
            <text:p>Pink Skunks</text:p>
          </table:table-cell>
          <table:table-cell office:value-type="float" office:value="21">
            <text:p>21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Linda</text:p>
          </table:table-cell>
          <table:table-cell office:value-type="string">
            <text:p>Ugly Bears</text:p>
          </table:table-cell>
          <table:table-cell office:value-type="float" office:value="16">
            <text:p>16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Mary</text:p>
          </table:table-cell>
          <table:table-cell office:value-type="string">
            <text:p>Fast Turds</text:p>
          </table:table-cell>
          <table:table-cell office:value-type="float" office:value="18">
            <text:p>18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Patricia</text:p>
          </table:table-cell>
          <table:table-cell office:value-type="string">
            <text:p>Brown Turds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Jacob</text:p>
          </table:table-cell>
          <table:table-cell office:value-type="string">
            <text:p>Brown Skunks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Patricia</text:p>
          </table:table-cell>
          <table:table-cell office:value-type="string">
            <text:p>Brown Turds</text:p>
          </table:table-cell>
          <table:table-cell office:value-type="float" office:value="16">
            <text:p>16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Emma</text:p>
          </table:table-cell>
          <table:table-cell office:value-type="string">
            <text:p>Brown Flamingos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Mary</text:p>
          </table:table-cell>
          <table:table-cell office:value-type="string">
            <text:p>Fast Bears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Patricia</text:p>
          </table:table-cell>
          <table:table-cell office:value-type="string">
            <text:p>Yellow Flamingos</text:p>
          </table:table-cell>
          <table:table-cell office:value-type="float" office:value="48">
            <text:p>48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Patricia</text:p>
          </table:table-cell>
          <table:table-cell office:value-type="string">
            <text:p>Pink Turds</text:p>
          </table:table-cell>
          <table:table-cell office:value-type="float" office:value="44">
            <text:p>44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Michael</text:p>
          </table:table-cell>
          <table:table-cell office:value-type="string">
            <text:p>Ugly Bears</text:p>
          </table:table-cell>
          <table:table-cell office:value-type="float" office:value="39">
            <text:p>39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Linda</text:p>
          </table:table-cell>
          <table:table-cell office:value-type="string">
            <text:p>Pink Turds</text:p>
          </table:table-cell>
          <table:table-cell office:value-type="float" office:value="17">
            <text:p>17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Emma</text:p>
          </table:table-cell>
          <table:table-cell office:value-type="string">
            <text:p>Brown Bears</text:p>
          </table:table-cell>
          <table:table-cell office:value-type="float" office:value="42">
            <text:p>42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Michael</text:p>
          </table:table-cell>
          <table:table-cell office:value-type="string">
            <text:p>Fast Skunks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Patricia</text:p>
          </table:table-cell>
          <table:table-cell office:value-type="string">
            <text:p>Fast Turds</text:p>
          </table:table-cell>
          <table:table-cell office:value-type="float" office:value="49">
            <text:p>49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Patricia</text:p>
          </table:table-cell>
          <table:table-cell office:value-type="string">
            <text:p>Pink Flamingos</text:p>
          </table:table-cell>
          <table:table-cell office:value-type="float" office:value="38">
            <text:p>38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Michael</text:p>
          </table:table-cell>
          <table:table-cell office:value-type="string">
            <text:p>Yellow Flamingos</text:p>
          </table:table-cell>
          <table:table-cell office:value-type="float" office:value="37">
            <text:p>37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Jacob</text:p>
          </table:table-cell>
          <table:table-cell office:value-type="string">
            <text:p>Fast Flamingos</text:p>
          </table:table-cell>
          <table:table-cell office:value-type="float" office:value="31">
            <text:p>31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Mary</text:p>
          </table:table-cell>
          <table:table-cell office:value-type="string">
            <text:p>Brown Turds</text:p>
          </table:table-cell>
          <table:table-cell office:value-type="float" office:value="12">
            <text:p>12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Jacob</text:p>
          </table:table-cell>
          <table:table-cell office:value-type="string">
            <text:p>Pink Flamingos</text:p>
          </table:table-cell>
          <table:table-cell office:value-type="float" office:value="14">
            <text:p>14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Jacob</text:p>
          </table:table-cell>
          <table:table-cell office:value-type="string">
            <text:p>Pink Skunks</text:p>
          </table:table-cell>
          <table:table-cell office:value-type="float" office:value="21">
            <text:p>21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Patricia</text:p>
          </table:table-cell>
          <table:table-cell office:value-type="string">
            <text:p>Pink Bears</text:p>
          </table:table-cell>
          <table:table-cell office:value-type="float" office:value="49">
            <text:p>49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Patricia</text:p>
          </table:table-cell>
          <table:table-cell office:value-type="string">
            <text:p>Pink Skunks</text:p>
          </table:table-cell>
          <table:table-cell office:value-type="float" office:value="17">
            <text:p>17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Emma</text:p>
          </table:table-cell>
          <table:table-cell office:value-type="string">
            <text:p>Fast Skunks</text:p>
          </table:table-cell>
          <table:table-cell office:value-type="float" office:value="48">
            <text:p>48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Thomas</text:p>
          </table:table-cell>
          <table:table-cell office:value-type="string">
            <text:p>Yellow Bears</text:p>
          </table:table-cell>
          <table:table-cell office:value-type="float" office:value="33">
            <text:p>33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Jacob</text:p>
          </table:table-cell>
          <table:table-cell office:value-type="string">
            <text:p>Brown Bears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Michael</text:p>
          </table:table-cell>
          <table:table-cell office:value-type="string">
            <text:p>Brown Flamingos</text:p>
          </table:table-cell>
          <table:table-cell office:value-type="float" office:value="47">
            <text:p>47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Thomas</text:p>
          </table:table-cell>
          <table:table-cell office:value-type="string">
            <text:p>Brown Flamingos</text:p>
          </table:table-cell>
          <table:table-cell office:value-type="float" office:value="36">
            <text:p>36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Jacob</text:p>
          </table:table-cell>
          <table:table-cell office:value-type="string">
            <text:p>Brown Turds</text:p>
          </table:table-cell>
          <table:table-cell office:value-type="float" office:value="33">
            <text:p>33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Emma</text:p>
          </table:table-cell>
          <table:table-cell office:value-type="string">
            <text:p>Yellow Flamingos</text:p>
          </table:table-cell>
          <table:table-cell office:value-type="float" office:value="50">
            <text:p>50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Michael</text:p>
          </table:table-cell>
          <table:table-cell office:value-type="string">
            <text:p>Fast Flamingos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Mary</text:p>
          </table:table-cell>
          <table:table-cell office:value-type="string">
            <text:p>Ugly Flamingos</text:p>
          </table:table-cell>
          <table:table-cell office:value-type="float" office:value="37">
            <text:p>37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Linda</text:p>
          </table:table-cell>
          <table:table-cell office:value-type="string">
            <text:p>Yellow Turds</text:p>
          </table:table-cell>
          <table:table-cell office:value-type="float" office:value="17">
            <text:p>17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Thomas</text:p>
          </table:table-cell>
          <table:table-cell office:value-type="string">
            <text:p>Brown Turds</text:p>
          </table:table-cell>
          <table:table-cell office:value-type="float" office:value="48">
            <text:p>48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Jacob</text:p>
          </table:table-cell>
          <table:table-cell office:value-type="string">
            <text:p>Fast Bears</text:p>
          </table:table-cell>
          <table:table-cell office:value-type="float" office:value="44">
            <text:p>44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Mary</text:p>
          </table:table-cell>
          <table:table-cell office:value-type="string">
            <text:p>Ugly Flamingos</text:p>
          </table:table-cell>
          <table:table-cell office:value-type="float" office:value="45">
            <text:p>45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Patricia</text:p>
          </table:table-cell>
          <table:table-cell office:value-type="string">
            <text:p>Fast Flamingos</text:p>
          </table:table-cell>
          <table:table-cell office:value-type="float" office:value="43">
            <text:p>43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Patricia</text:p>
          </table:table-cell>
          <table:table-cell office:value-type="string">
            <text:p>Brown Flamingos</text:p>
          </table:table-cell>
          <table:table-cell office:value-type="float" office:value="20">
            <text:p>20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Mary</text:p>
          </table:table-cell>
          <table:table-cell office:value-type="string">
            <text:p>Pink Bears</text:p>
          </table:table-cell>
          <table:table-cell office:value-type="float" office:value="46">
            <text:p>46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Patricia</text:p>
          </table:table-cell>
          <table:table-cell office:value-type="string">
            <text:p>Yellow Skunks</text:p>
          </table:table-cell>
          <table:table-cell office:value-type="float" office:value="37">
            <text:p>37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Patricia</text:p>
          </table:table-cell>
          <table:table-cell office:value-type="string">
            <text:p>Brown Turds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Jacob</text:p>
          </table:table-cell>
          <table:table-cell office:value-type="string">
            <text:p>Brown Turds</text:p>
          </table:table-cell>
          <table:table-cell office:value-type="float" office:value="25">
            <text:p>25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Patricia</text:p>
          </table:table-cell>
          <table:table-cell office:value-type="string">
            <text:p>Ugly Turds</text:p>
          </table:table-cell>
          <table:table-cell office:value-type="float" office:value="27">
            <text:p>27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Emma</text:p>
          </table:table-cell>
          <table:table-cell office:value-type="string">
            <text:p>Yellow Flamingos</text:p>
          </table:table-cell>
          <table:table-cell office:value-type="float" office:value="29">
            <text:p>29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Linda</text:p>
          </table:table-cell>
          <table:table-cell office:value-type="string">
            <text:p>Yellow Skunks</text:p>
          </table:table-cell>
          <table:table-cell office:value-type="float" office:value="17">
            <text:p>17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Thomas</text:p>
          </table:table-cell>
          <table:table-cell office:value-type="string">
            <text:p>Yellow Skunks</text:p>
          </table:table-cell>
          <table:table-cell office:value-type="float" office:value="47">
            <text:p>47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Emma</text:p>
          </table:table-cell>
          <table:table-cell office:value-type="string">
            <text:p>Brown Turds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Emma</text:p>
          </table:table-cell>
          <table:table-cell office:value-type="string">
            <text:p>Pink Turds</text:p>
          </table:table-cell>
          <table:table-cell office:value-type="float" office:value="41">
            <text:p>41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Jacob</text:p>
          </table:table-cell>
          <table:table-cell office:value-type="string">
            <text:p>Brown Turds</text:p>
          </table:table-cell>
          <table:table-cell office:value-type="float" office:value="44">
            <text:p>44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Emma</text:p>
          </table:table-cell>
          <table:table-cell office:value-type="string">
            <text:p>Yellow Bears</text:p>
          </table:table-cell>
          <table:table-cell office:value-type="float" office:value="49">
            <text:p>49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Mary</text:p>
          </table:table-cell>
          <table:table-cell office:value-type="string">
            <text:p>Pink Flamingos</text:p>
          </table:table-cell>
          <table:table-cell office:value-type="float" office:value="16">
            <text:p>16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Jacob</text:p>
          </table:table-cell>
          <table:table-cell office:value-type="string">
            <text:p>Ugly Flamingos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Jacob</text:p>
          </table:table-cell>
          <table:table-cell office:value-type="string">
            <text:p>Yellow Skunks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Michael</text:p>
          </table:table-cell>
          <table:table-cell office:value-type="string">
            <text:p>Fast Flamingos</text:p>
          </table:table-cell>
          <table:table-cell office:value-type="float" office:value="23">
            <text:p>23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Emma</text:p>
          </table:table-cell>
          <table:table-cell office:value-type="string">
            <text:p>Brown Turds</text:p>
          </table:table-cell>
          <table:table-cell office:value-type="float" office:value="18">
            <text:p>18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Michael</text:p>
          </table:table-cell>
          <table:table-cell office:value-type="string">
            <text:p>Pink Bears</text:p>
          </table:table-cell>
          <table:table-cell office:value-type="float" office:value="38">
            <text:p>38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Linda</text:p>
          </table:table-cell>
          <table:table-cell office:value-type="string">
            <text:p>Brown Bears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Jacob</text:p>
          </table:table-cell>
          <table:table-cell office:value-type="string">
            <text:p>Ugly Skunks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Patricia</text:p>
          </table:table-cell>
          <table:table-cell office:value-type="string">
            <text:p>Fast Bears</text:p>
          </table:table-cell>
          <table:table-cell office:value-type="float" office:value="37">
            <text:p>37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Emma</text:p>
          </table:table-cell>
          <table:table-cell office:value-type="string">
            <text:p>Brown Flamingo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Thomas</text:p>
          </table:table-cell>
          <table:table-cell office:value-type="string">
            <text:p>Ugly Flamingos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Mary</text:p>
          </table:table-cell>
          <table:table-cell office:value-type="string">
            <text:p>Ugly Turds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Michael</text:p>
          </table:table-cell>
          <table:table-cell office:value-type="string">
            <text:p>Yellow Turds</text:p>
          </table:table-cell>
          <table:table-cell office:value-type="float" office:value="43">
            <text:p>43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Jacob</text:p>
          </table:table-cell>
          <table:table-cell office:value-type="string">
            <text:p>Fast Turds</text:p>
          </table:table-cell>
          <table:table-cell office:value-type="float" office:value="11">
            <text:p>11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Jacob</text:p>
          </table:table-cell>
          <table:table-cell office:value-type="string">
            <text:p>Ugly Turds</text:p>
          </table:table-cell>
          <table:table-cell office:value-type="float" office:value="36">
            <text:p>36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Jacob</text:p>
          </table:table-cell>
          <table:table-cell office:value-type="string">
            <text:p>Ugly Flamingos</text:p>
          </table:table-cell>
          <table:table-cell office:value-type="float" office:value="29">
            <text:p>29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Thomas</text:p>
          </table:table-cell>
          <table:table-cell office:value-type="string">
            <text:p>Yellow Flamingos</text:p>
          </table:table-cell>
          <table:table-cell office:value-type="float" office:value="48">
            <text:p>48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Patricia</text:p>
          </table:table-cell>
          <table:table-cell office:value-type="string">
            <text:p>Pink Flamingos</text:p>
          </table:table-cell>
          <table:table-cell office:value-type="float" office:value="31">
            <text:p>31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Thomas</text:p>
          </table:table-cell>
          <table:table-cell office:value-type="string">
            <text:p>Pink Flamingos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Linda</text:p>
          </table:table-cell>
          <table:table-cell office:value-type="string">
            <text:p>Ugly Skunks</text:p>
          </table:table-cell>
          <table:table-cell office:value-type="float" office:value="14">
            <text:p>14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Thomas</text:p>
          </table:table-cell>
          <table:table-cell office:value-type="string">
            <text:p>Pink Flamingos</text:p>
          </table:table-cell>
          <table:table-cell office:value-type="float" office:value="23">
            <text:p>23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Thomas</text:p>
          </table:table-cell>
          <table:table-cell office:value-type="string">
            <text:p>Pink Skunks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Jacob</text:p>
          </table:table-cell>
          <table:table-cell office:value-type="string">
            <text:p>Yellow Skunks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Emma</text:p>
          </table:table-cell>
          <table:table-cell office:value-type="string">
            <text:p>Yellow Turds</text:p>
          </table:table-cell>
          <table:table-cell office:value-type="float" office:value="47">
            <text:p>47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Emma</text:p>
          </table:table-cell>
          <table:table-cell office:value-type="string">
            <text:p>Ugly Flamingos</text:p>
          </table:table-cell>
          <table:table-cell office:value-type="float" office:value="30">
            <text:p>30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Jacob</text:p>
          </table:table-cell>
          <table:table-cell office:value-type="string">
            <text:p>Fast Bears</text:p>
          </table:table-cell>
          <table:table-cell office:value-type="float" office:value="45">
            <text:p>45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Linda</text:p>
          </table:table-cell>
          <table:table-cell office:value-type="string">
            <text:p>Fast Bears</text:p>
          </table:table-cell>
          <table:table-cell office:value-type="float" office:value="27">
            <text:p>27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Jacob</text:p>
          </table:table-cell>
          <table:table-cell office:value-type="string">
            <text:p>Pink Flamingos</text:p>
          </table:table-cell>
          <table:table-cell office:value-type="float" office:value="48">
            <text:p>48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Thomas</text:p>
          </table:table-cell>
          <table:table-cell office:value-type="string">
            <text:p>Fast Flamingos</text:p>
          </table:table-cell>
          <table:table-cell office:value-type="float" office:value="38">
            <text:p>38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Michael</text:p>
          </table:table-cell>
          <table:table-cell office:value-type="string">
            <text:p>Pink Turds</text:p>
          </table:table-cell>
          <table:table-cell office:value-type="float" office:value="20">
            <text:p>20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Emma</text:p>
          </table:table-cell>
          <table:table-cell office:value-type="string">
            <text:p>Pink Flamingos</text:p>
          </table:table-cell>
          <table:table-cell office:value-type="float" office:value="48">
            <text:p>48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Mary</text:p>
          </table:table-cell>
          <table:table-cell office:value-type="string">
            <text:p>Fast Skunks</text:p>
          </table:table-cell>
          <table:table-cell office:value-type="float" office:value="23">
            <text:p>23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Linda</text:p>
          </table:table-cell>
          <table:table-cell office:value-type="string">
            <text:p>Fast Turds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Mary</text:p>
          </table:table-cell>
          <table:table-cell office:value-type="string">
            <text:p>Yellow Turds</text:p>
          </table:table-cell>
          <table:table-cell office:value-type="float" office:value="27">
            <text:p>27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Patricia</text:p>
          </table:table-cell>
          <table:table-cell office:value-type="string">
            <text:p>Pink Flamingos</text:p>
          </table:table-cell>
          <table:table-cell office:value-type="float" office:value="28">
            <text:p>28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Linda</text:p>
          </table:table-cell>
          <table:table-cell office:value-type="string">
            <text:p>Brown Bears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Mary</text:p>
          </table:table-cell>
          <table:table-cell office:value-type="string">
            <text:p>Yellow Flamingos</text:p>
          </table:table-cell>
          <table:table-cell office:value-type="float" office:value="11">
            <text:p>11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Emma</text:p>
          </table:table-cell>
          <table:table-cell office:value-type="string">
            <text:p>Yellow Turds</text:p>
          </table:table-cell>
          <table:table-cell office:value-type="float" office:value="42">
            <text:p>42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Michael</text:p>
          </table:table-cell>
          <table:table-cell office:value-type="string">
            <text:p>Ugly Bears</text:p>
          </table:table-cell>
          <table:table-cell office:value-type="float" office:value="11">
            <text:p>11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Mary</text:p>
          </table:table-cell>
          <table:table-cell office:value-type="string">
            <text:p>Pink Skunks</text:p>
          </table:table-cell>
          <table:table-cell office:value-type="float" office:value="16">
            <text:p>16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Jacob</text:p>
          </table:table-cell>
          <table:table-cell office:value-type="string">
            <text:p>Fast Flamingos</text:p>
          </table:table-cell>
          <table:table-cell office:value-type="float" office:value="36">
            <text:p>36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Mary</text:p>
          </table:table-cell>
          <table:table-cell office:value-type="string">
            <text:p>Brown Flamingos</text:p>
          </table:table-cell>
          <table:table-cell office:value-type="float" office:value="20">
            <text:p>20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Emma</text:p>
          </table:table-cell>
          <table:table-cell office:value-type="string">
            <text:p>Yellow Skunks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Jacob</text:p>
          </table:table-cell>
          <table:table-cell office:value-type="string">
            <text:p>Brown Bears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Patricia</text:p>
          </table:table-cell>
          <table:table-cell office:value-type="string">
            <text:p>Pink Turds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Mary</text:p>
          </table:table-cell>
          <table:table-cell office:value-type="string">
            <text:p>Brown Turds</text:p>
          </table:table-cell>
          <table:table-cell office:value-type="float" office:value="17">
            <text:p>17</text:p>
          </table:table-cell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 office:value-type="string">
            <text:p>Average:</text:p>
          </table:table-cell>
          <table:table-cell table:formula="of:=IF(SUBTOTAL(2;D2:D101)&gt;0;SUBTOTAL(1;D2:D101);)" calcext:value-type="float"/>
        </table:table-row>
        <table:table-row>
          <table:table-cell/>
          <table:table-cell/>
          <table:table-cell office:value-type="string">
            <text:p>Sum:</text:p>
          </table:table-cell>
          <table:table-cell table:formula="of:=SUBTOTAL(9;D2:D101)" calcext:value-type="float"/>
        </table:table-row>
        <calcext:conditional-formats/>
      </table:table>
      <table:database-ranges>
        <table:database-range table:name="__db_0" table:target-range-address="'Data table'.A1:'Data table'.D1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xmlns:fo="urn:oasis:names:tc:opendocument:xmlns:xsl-fo-compatible:1.0" office:version="1.2">
  <office:styles>
    <number:number-style style:name="auto21">
      <number:number number:decimal-places="0" number:min-decimal-places="0" number:min-integer-digits="1"/>
    </number:number-style>
    <number:number-style style:name="auto23">
      <number:number number:decimal-places="1" number:min-decimal-places="1" number:min-integer-digits="1"/>
    </number:number-style>
    <number:number-style style:name="auto25">
      <number:number number:decimal-places="2" number:min-decimal-places="2" number:min-integer-digits="1"/>
    </number:number-style>
    <number:number-style style:name="auto27">
      <number:number number:decimal-places="3" number:min-decimal-places="3" number:min-integer-digits="1"/>
    </number:number-style>
    <number:number-style style:name="auto29">
      <number:number number:decimal-places="4" number:min-decimal-places="4" number:min-integer-digits="1"/>
    </number:number-style>
    <number:number-style style:name="auto31">
      <number:number number:decimal-places="5" number:min-decimal-places="5" number:min-integer-digits="1"/>
    </number:number-style>
    <number:percentage-style style:name="auto33">
      <number:number number:decimal-places="0" number:min-decimal-places="0" number:min-integer-digits="1"/>
      <number:text> %</number:text>
    </number:percentage-style>
    <number:percentage-style style:name="auto35">
      <number:number number:decimal-places="1" number:min-decimal-places="1" number:min-integer-digits="1"/>
      <number:text> %</number:text>
    </number:percentage-style>
    <number:percentage-style style:name="auto37">
      <number:number number:decimal-places="2" number:min-decimal-places="2" number:min-integer-digits="1"/>
      <number:text> %</number:text>
    </number:percentage-style>
    <style:style style:name="glbl39" style:display-name="glbl39" style:family="table-cell">
      <style:table-cell-properties fo:background-color="#ff0000"/>
      <style:text-properties/>
    </style:style>
    <style:style style:name="glbl40" style:display-name="glbl40" style:family="table-cell">
      <style:table-cell-properties fo:background-color="#0000ff"/>
      <style:text-properties/>
    </style:style>
    <style:style style:name="glbl41" style:display-name="glbl41" style:family="table-cell">
      <style:table-cell-properties fo:background-color="#00ff00"/>
      <style:text-properties/>
    </style:style>
  </office: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https://github.com/johndoe31415/odsexport v0.0.3rc0</meta:generator>
    <meta:creation-date>2024-06-29T11:07:16</meta:creation-date>
    <dc:date>2024-06-29T11:07:16</dc:date>
  </office:meta>
</office:document-meta>
</file>